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3598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037 1.34</text:p>
      <text:p text:style-name="P2">0637 4.91</text:p>
      <text:p text:style-name="P2">1309 1.37</text:p>
      <text:p text:style-name="P2">1909 4.89</text:p>
      <text:p text:style-name="P2"/>
      <text:p text:style-name="P2">2 - F</text:p>
      <text:p text:style-name="P2">0142 1.39</text:p>
      <text:p text:style-name="P2">0743 4.88</text:p>
      <text:p text:style-name="P2">1416 1.38</text:p>
      <text:p text:style-name="P2">2016 4.89</text:p>
      <text:p text:style-name="P2"/>
      <text:p text:style-name="P2">3 - SA</text:p>
      <text:p text:style-name="P2">0250 1.35</text:p>
      <text:p text:style-name="P2">0851 4.93</text:p>
      <text:p text:style-name="P2">1524 1.30</text:p>
      <text:p text:style-name="P2">2124 4.99</text:p>
      <text:p text:style-name="P2"/>
      <text:p text:style-name="P2">4 - SU</text:p>
      <text:p text:style-name="P2">0357 1.23</text:p>
      <text:p text:style-name="P2">0957 5.07</text:p>
      <text:p text:style-name="P2">1628 1.14</text:p>
      <text:p text:style-name="P2">2228 5.17</text:p>
      <text:p text:style-name="P2"/>
      <text:p text:style-name="P2">5 - M</text:p>
      <text:p text:style-name="P2">0458 1.04</text:p>
      <text:p text:style-name="P2">1059 5.27</text:p>
      <text:p text:style-name="P2">1726 0.94</text:p>
      <text:p text:style-name="P2">2328 5.38</text:p>
      <text:p text:style-name="P2"/>
      <text:p text:style-name="P2">6 - TU</text:p>
      <text:p text:style-name="P2">0553 0.85</text:p>
      <text:p text:style-name="P2">1156 5.48</text:p>
      <text:p text:style-name="P2">1819 0.76</text:p>
      <text:p text:style-name="P2"/>
      <text:p text:style-name="P2"/>
      <text:p text:style-name="P2">7 - W</text:p>
      <text:p text:style-name="P2">0023 5.57</text:p>
      <text:p text:style-name="P2">0644 0.68</text:p>
      <text:p text:style-name="P2">1249 5.66</text:p>
      <text:p text:style-name="P2">1908 0.61</text:p>
      <text:p text:style-name="P2"/>
      <text:p text:style-name="P2">8 - TH</text:p>
      <text:p text:style-name="P2">0114 5.72</text:p>
      <text:p text:style-name="P2">0731 0.57</text:p>
      <text:p text:style-name="P2">1339 5.76</text:p>
      <text:p text:style-name="P2">1954 0.54</text:p>
      <text:p text:style-name="P2"/>
      <text:p text:style-name="P2">9 - F</text:p>
      <text:p text:style-name="P2">0204 5.78</text:p>
      <text:p text:style-name="P2">0816 0.53</text:p>
      <text:p text:style-name="P2">1428 5.78</text:p>
      <text:p text:style-name="P2">2038 0.55</text:p>
      <text:p text:style-name="P2"/>
      <text:p text:style-name="P2">10 - SA</text:p>
      <text:p text:style-name="P2">0252 5.75</text:p>
      <text:p text:style-name="P2">0859 0.58</text:p>
      <text:p text:style-name="P2">1515 5.70</text:p>
      <text:p text:style-name="P2">2120 0.63</text:p>
      <text:p text:style-name="P2"/>
      <text:p text:style-name="P2">11 - SU</text:p>
      <text:p text:style-name="P2">0339 5.63</text:p>
      <text:p text:style-name="P2">0942 0.70</text:p>
      <text:p text:style-name="P2">1603 5.53</text:p>
      <text:p text:style-name="P2">2203 0.79</text:p>
      <text:p text:style-name="P2"/>
      <text:p text:style-name="P2">12 - M</text:p>
      <text:p text:style-name="P2">0426 5.42</text:p>
      <text:p text:style-name="P2">1024 0.89</text:p>
      <text:p text:style-name="P2">1650 5.29</text:p>
      <text:p text:style-name="P2">2246 1.00</text:p>
      <text:p text:style-name="P2"/>
      <text:p text:style-name="P2">13 - TU</text:p>
      <text:p text:style-name="P2">0514 5.15</text:p>
      <text:p text:style-name="P2">1108 1.13</text:p>
      <text:p text:style-name="P2">1739 5.01</text:p>
      <text:p text:style-name="P2">2331 1.25</text:p>
      <text:p text:style-name="P2"/>
      <text:p text:style-name="P2">14 - W</text:p>
      <text:p text:style-name="P2">0604 4.86</text:p>
      <text:p text:style-name="P2">1155 1.38</text:p>
      <text:p text:style-name="P2">1830 4.71</text:p>
      <text:p text:style-name="P2"/>
      <text:p text:style-name="P2"/>
      <text:p text:style-name="P2">15 - TH</text:p>
      <text:p text:style-name="P2">0020 1.51</text:p>
      <text:p text:style-name="P2">0657 4.57</text:p>
      <text:p text:style-name="P2">1246 1.63</text:p>
      <text:p text:style-name="P2">1926 4.44</text:p>
      <text:p text:style-name="P2"/>
      <text:p text:style-name="P2">16 - F</text:p>
      <text:p text:style-name="P2">0114 1.74</text:p>
      <text:p text:style-name="P2">0756 4.33</text:p>
      <text:p text:style-name="P2">1343 1.83</text:p>
      <text:p text:style-name="P2">2028 4.24</text:p>
      <text:p text:style-name="P2"/>
      <text:p text:style-name="P2">17 - SA</text:p>
      <text:p text:style-name="P2">0213 1.90</text:p>
      <text:p text:style-name="P2">0900 4.18</text:p>
      <text:p text:style-name="P2">1444 1.95</text:p>
      <text:p text:style-name="P2">2133 4.15</text:p>
      <text:p text:style-name="P2"/>
      <text:p text:style-name="P2">18 - SU</text:p>
      <text:p text:style-name="P2">0316 1.97</text:p>
      <text:p text:style-name="P2">1005 4.14</text:p>
      <text:p text:style-name="P2">1548 1.96</text:p>
      <text:p text:style-name="P2">2235 4.16</text:p>
      <text:p text:style-name="P2"/>
      <text:p text:style-name="P2">19 - M</text:p>
      <text:p text:style-name="P2">0418 1.93</text:p>
      <text:p text:style-name="P2">1102 4.19</text:p>
      <text:p text:style-name="P2">1646 1.87</text:p>
      <text:p text:style-name="P2">2327 4.25</text:p>
      <text:p text:style-name="P2"/>
      <text:p text:style-name="P2">20 - TU</text:p>
      <text:p text:style-name="P2">0513 1.79</text:p>
      <text:p text:style-name="P2">1149 4.31</text:p>
      <text:p text:style-name="P2">1738 1.70</text:p>
      <text:p text:style-name="P2"/>
      <text:p text:style-name="P2"/>
      <text:p text:style-name="P2">21 - W</text:p>
      <text:p text:style-name="P2">0009 4.39</text:p>
      <text:p text:style-name="P2">0602 1.60</text:p>
      <text:p text:style-name="P2">1227 4.48</text:p>
      <text:p text:style-name="P2">1825 1.49</text:p>
      <text:p text:style-name="P2"/>
      <text:p text:style-name="P2">22 - TH</text:p>
      <text:p text:style-name="P2">0044 4.57</text:p>
      <text:p text:style-name="P2">0646 1.38</text:p>
      <text:p text:style-name="P2">1300 4.68</text:p>
      <text:p text:style-name="P2">1908 1.27</text:p>
      <text:p text:style-name="P2"/>
      <text:p text:style-name="P2">23 - F</text:p>
      <text:p text:style-name="P2">0116 4.78</text:p>
      <text:p text:style-name="P2">0728 1.16</text:p>
      <text:p text:style-name="P2">1332 4.90</text:p>
      <text:p text:style-name="P2">1948 1.06</text:p>
      <text:p text:style-name="P2"/>
      <text:p text:style-name="P2">24 - SA</text:p>
      <text:p text:style-name="P2">0148 5.01</text:p>
      <text:p text:style-name="P2">0808 0.97</text:p>
      <text:p text:style-name="P2">1406 5.12</text:p>
      <text:p text:style-name="P2">2028 0.89</text:p>
      <text:p text:style-name="P2"/>
      <text:p text:style-name="P2">25 - SU</text:p>
      <text:p text:style-name="P2">0224 5.22</text:p>
      <text:p text:style-name="P2">0848 0.82</text:p>
      <text:p text:style-name="P2">1442 5.31</text:p>
      <text:p text:style-name="P2">2108 0.77</text:p>
      <text:p text:style-name="P2"/>
      <text:p text:style-name="P2">26 - M</text:p>
      <text:p text:style-name="P2">0302 5.39</text:p>
      <text:p text:style-name="P2">0928 0.74</text:p>
      <text:p text:style-name="P2">1522 5.45</text:p>
      <text:p text:style-name="P2">2148 0.72</text:p>
      <text:p text:style-name="P2"/>
      <text:p text:style-name="P2">27 - TU</text:p>
      <text:p text:style-name="P2">0343 5.48</text:p>
      <text:p text:style-name="P2">1009 0.73</text:p>
      <text:p text:style-name="P2">1605 5.50</text:p>
      <text:p text:style-name="P2">2230 0.75</text:p>
      <text:p text:style-name="P2"/>
      <text:p text:style-name="P2">28 - W</text:p>
      <text:p text:style-name="P2">0428 5.49</text:p>
      <text:p text:style-name="P2">1051 0.79</text:p>
      <text:p text:style-name="P2">1651 5.46</text:p>
      <text:p text:style-name="P2">2314 0.85</text:p>
      <text:p text:style-name="P2"/>
      <text:p text:style-name="P2">29 - TH</text:p>
      <text:p text:style-name="P2">0516 5.40</text:p>
      <text:p text:style-name="P2">1138 0.93</text:p>
      <text:p text:style-name="P2">1742 5.33</text:p>
      <text:p text:style-name="P2"/>
      <text:p text:style-name="P2"/>
      <text:p text:style-name="P2">30 - F</text:p>
      <text:p text:style-name="P2">0003 1.01</text:p>
      <text:p text:style-name="P2">0609 5.25</text:p>
      <text:p text:style-name="P2">1230 1.10</text:p>
      <text:p text:style-name="P2">1838 5.16</text:p>
      <text:p text:style-name="P2"/>
      <text:p text:style-name="P2">31 - SA</text:p>
      <text:p text:style-name="P2">0100 1.20</text:p>
      <text:p text:style-name="P2">0709 5.07</text:p>
      <text:p text:style-name="P2">1332 1.28</text:p>
      <text:p text:style-name="P2">1941 4.99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206 1.35</text:p>
      <text:p text:style-name="P2">0816 4.93</text:p>
      <text:p text:style-name="P2">1442 1.39</text:p>
      <text:p text:style-name="P2">2052 4.90</text:p>
      <text:p text:style-name="P2"/>
      <text:p text:style-name="P2">2 - M</text:p>
      <text:p text:style-name="P2">0320 1.40</text:p>
      <text:p text:style-name="P2">0928 4.91</text:p>
      <text:p text:style-name="P2">1558 1.37</text:p>
      <text:p text:style-name="P2">2204 4.95</text:p>
      <text:p text:style-name="P2"/>
      <text:p text:style-name="P2">3 - TU</text:p>
      <text:p text:style-name="P2">0434 1.31</text:p>
      <text:p text:style-name="P2">1039 5.02</text:p>
      <text:p text:style-name="P2">1708 1.22</text:p>
      <text:p text:style-name="P2">2312 5.12</text:p>
      <text:p text:style-name="P2"/>
      <text:p text:style-name="P2">4 - W</text:p>
      <text:p text:style-name="P2">0539 1.12</text:p>
      <text:p text:style-name="P2">1143 5.23</text:p>
      <text:p text:style-name="P2">1808 1.00</text:p>
      <text:p text:style-name="P2"/>
      <text:p text:style-name="P2"/>
      <text:p text:style-name="P2">5 - TH</text:p>
      <text:p text:style-name="P2">0013 5.35</text:p>
      <text:p text:style-name="P2">0635 0.89</text:p>
      <text:p text:style-name="P2">1241 5.46</text:p>
      <text:p text:style-name="P2">1900 0.79</text:p>
      <text:p text:style-name="P2"/>
      <text:p text:style-name="P2">6 - F</text:p>
      <text:p text:style-name="P2">0107 5.57</text:p>
      <text:p text:style-name="P2">0724 0.70</text:p>
      <text:p text:style-name="P2">1332 5.65</text:p>
      <text:p text:style-name="P2">1946 0.63</text:p>
      <text:p text:style-name="P2"/>
      <text:p text:style-name="P2">7 - SA</text:p>
      <text:p text:style-name="P2">0156 5.72</text:p>
      <text:p text:style-name="P2">0808 0.58</text:p>
      <text:p text:style-name="P2">1419 5.76</text:p>
      <text:p text:style-name="P2">2028 0.55</text:p>
      <text:p text:style-name="P2"/>
      <text:p text:style-name="P2">8 - SU</text:p>
      <text:p text:style-name="P2">0242 5.77</text:p>
      <text:p text:style-name="P2">0847 0.54</text:p>
      <text:p text:style-name="P2">1504 5.76</text:p>
      <text:p text:style-name="P2">2107 0.56</text:p>
      <text:p text:style-name="P2"/>
      <text:p text:style-name="P2">9 - M</text:p>
      <text:p text:style-name="P2">0325 5.71</text:p>
      <text:p text:style-name="P2">0925 0.60</text:p>
      <text:p text:style-name="P2">1546 5.64</text:p>
      <text:p text:style-name="P2">2144 0.66</text:p>
      <text:p text:style-name="P2"/>
      <text:p text:style-name="P2">10 - TU</text:p>
      <text:p text:style-name="P2">0406 5.54</text:p>
      <text:p text:style-name="P2">1002 0.74</text:p>
      <text:p text:style-name="P2">1627 5.42</text:p>
      <text:p text:style-name="P2">2220 0.83</text:p>
      <text:p text:style-name="P2"/>
      <text:p text:style-name="P2">11 - W</text:p>
      <text:p text:style-name="P2">0446 5.27</text:p>
      <text:p text:style-name="P2">1039 0.95</text:p>
      <text:p text:style-name="P2">1706 5.12</text:p>
      <text:p text:style-name="P2">2258 1.08</text:p>
      <text:p text:style-name="P2"/>
      <text:p text:style-name="P2">12 - TH</text:p>
      <text:p text:style-name="P2">0525 4.95</text:p>
      <text:p text:style-name="P2">1118 1.22</text:p>
      <text:p text:style-name="P2">1745 4.78</text:p>
      <text:p text:style-name="P2">2338 1.36</text:p>
      <text:p text:style-name="P2"/>
      <text:p text:style-name="P2">13 - F</text:p>
      <text:p text:style-name="P2">0604 4.60</text:p>
      <text:p text:style-name="P2">1159 1.51</text:p>
      <text:p text:style-name="P2">1824 4.43</text:p>
      <text:p text:style-name="P2"/>
      <text:p text:style-name="P2"/>
      <text:p text:style-name="P2">14 - SA</text:p>
      <text:p text:style-name="P2">0022 1.66</text:p>
      <text:p text:style-name="P2">0645 4.27</text:p>
      <text:p text:style-name="P2">1247 1.81</text:p>
      <text:p text:style-name="P2">1908 4.13</text:p>
      <text:p text:style-name="P2"/>
      <text:p text:style-name="P2">15 - SU</text:p>
      <text:p text:style-name="P2">0114 1.94</text:p>
      <text:p text:style-name="P2">0735 4.00</text:p>
      <text:p text:style-name="P2">1344 2.06</text:p>
      <text:p text:style-name="P2">2008 3.90</text:p>
      <text:p text:style-name="P2"/>
      <text:p text:style-name="P2">16 - M</text:p>
      <text:p text:style-name="P2">0217 2.14</text:p>
      <text:p text:style-name="P2">0848 3.83</text:p>
      <text:p text:style-name="P2">1454 2.19</text:p>
      <text:p text:style-name="P2">2132 3.82</text:p>
      <text:p text:style-name="P2"/>
      <text:p text:style-name="P2">17 - TU</text:p>
      <text:p text:style-name="P2">0332 2.19</text:p>
      <text:p text:style-name="P2">1014 3.85</text:p>
      <text:p text:style-name="P2">1609 2.14</text:p>
      <text:p text:style-name="P2">2249 3.93</text:p>
      <text:p text:style-name="P2"/>
      <text:p text:style-name="P2">18 - W</text:p>
      <text:p text:style-name="P2">0443 2.05</text:p>
      <text:p text:style-name="P2">1119 4.04</text:p>
      <text:p text:style-name="P2">1714 1.92</text:p>
      <text:p text:style-name="P2">2343 4.17</text:p>
      <text:p text:style-name="P2"/>
      <text:p text:style-name="P2">19 - TH</text:p>
      <text:p text:style-name="P2">0542 1.77</text:p>
      <text:p text:style-name="P2">1204 4.32</text:p>
      <text:p text:style-name="P2">1807 1.61</text:p>
      <text:p text:style-name="P2"/>
      <text:p text:style-name="P2"/>
      <text:p text:style-name="P2">20 - F</text:p>
      <text:p text:style-name="P2">0023 4.48</text:p>
      <text:p text:style-name="P2">0630 1.44</text:p>
      <text:p text:style-name="P2">1240 4.65</text:p>
      <text:p text:style-name="P2">1852 1.27</text:p>
      <text:p text:style-name="P2"/>
      <text:p text:style-name="P2">21 - SA</text:p>
      <text:p text:style-name="P2">0057 4.82</text:p>
      <text:p text:style-name="P2">0713 1.10</text:p>
      <text:p text:style-name="P2">1314 5.00</text:p>
      <text:p text:style-name="P2">1933 0.94</text:p>
      <text:p text:style-name="P2"/>
      <text:p text:style-name="P2">22 - SU</text:p>
      <text:p text:style-name="P2">0132 5.17</text:p>
      <text:p text:style-name="P2">0753 0.80</text:p>
      <text:p text:style-name="P2">1349 5.34</text:p>
      <text:p text:style-name="P2">2012 0.67</text:p>
      <text:p text:style-name="P2"/>
      <text:p text:style-name="P2">23 - M</text:p>
      <text:p text:style-name="P2">0208 5.49</text:p>
      <text:p text:style-name="P2">0831 0.56</text:p>
      <text:p text:style-name="P2">1426 5.62</text:p>
      <text:p text:style-name="P2">2050 0.48</text:p>
      <text:p text:style-name="P2"/>
      <text:p text:style-name="P2">24 - TU</text:p>
      <text:p text:style-name="P2">0245 5.73</text:p>
      <text:p text:style-name="P2">0909 0.42</text:p>
      <text:p text:style-name="P2">1505 5.80</text:p>
      <text:p text:style-name="P2">2127 0.39</text:p>
      <text:p text:style-name="P2"/>
      <text:p text:style-name="P2">25 - W</text:p>
      <text:p text:style-name="P2">0325 5.85</text:p>
      <text:p text:style-name="P2">0946 0.39</text:p>
      <text:p text:style-name="P2">1546 5.86</text:p>
      <text:p text:style-name="P2">2206 0.42</text:p>
      <text:p text:style-name="P2"/>
      <text:p text:style-name="P2">26 - TH</text:p>
      <text:p text:style-name="P2">0407 5.84</text:p>
      <text:p text:style-name="P2">1026 0.48</text:p>
      <text:p text:style-name="P2">1629 5.79</text:p>
      <text:p text:style-name="P2">2246 0.56</text:p>
      <text:p text:style-name="P2"/>
      <text:p text:style-name="P2">27 - F</text:p>
      <text:p text:style-name="P2">0452 5.70</text:p>
      <text:p text:style-name="P2">1108 0.67</text:p>
      <text:p text:style-name="P2">1716 5.58</text:p>
      <text:p text:style-name="P2">2330 0.80</text:p>
      <text:p text:style-name="P2"/>
      <text:p text:style-name="P2">28 - SA</text:p>
      <text:p text:style-name="P2">0542 5.44</text:p>
      <text:p text:style-name="P2">1155 0.95</text:p>
      <text:p text:style-name="P2">1809 5.2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022 1.11</text:p>
      <text:p text:style-name="P2">0639 5.13</text:p>
      <text:p text:style-name="P2">1253 1.27</text:p>
      <text:p text:style-name="P2">1912 4.97</text:p>
      <text:p text:style-name="P2"/>
      <text:p text:style-name="P2">2 - M</text:p>
      <text:p text:style-name="P2">0127 1.42</text:p>
      <text:p text:style-name="P2">0747 4.84</text:p>
      <text:p text:style-name="P2">1406 1.53</text:p>
      <text:p text:style-name="P2">2026 4.75</text:p>
      <text:p text:style-name="P2"/>
      <text:p text:style-name="P2">3 - TU</text:p>
      <text:p text:style-name="P2">0250 1.60</text:p>
      <text:p text:style-name="P2">0906 4.71</text:p>
      <text:p text:style-name="P2">1535 1.60</text:p>
      <text:p text:style-name="P2">2147 4.73</text:p>
      <text:p text:style-name="P2"/>
      <text:p text:style-name="P2">4 - W</text:p>
      <text:p text:style-name="P2">0418 1.54</text:p>
      <text:p text:style-name="P2">1026 4.81</text:p>
      <text:p text:style-name="P2">1657 1.43</text:p>
      <text:p text:style-name="P2">2302 4.93</text:p>
      <text:p text:style-name="P2"/>
      <text:p text:style-name="P2">5 - TH</text:p>
      <text:p text:style-name="P2">0531 1.29</text:p>
      <text:p text:style-name="P2">1135 5.07</text:p>
      <text:p text:style-name="P2">1801 1.14</text:p>
      <text:p text:style-name="P2"/>
      <text:p text:style-name="P2"/>
      <text:p text:style-name="P2">6 - F</text:p>
      <text:p text:style-name="P2">0005 5.23</text:p>
      <text:p text:style-name="P2">0627 1.00</text:p>
      <text:p text:style-name="P2">1232 5.38</text:p>
      <text:p text:style-name="P2">1851 0.86</text:p>
      <text:p text:style-name="P2"/>
      <text:p text:style-name="P2">7 - SA</text:p>
      <text:p text:style-name="P2">0057 5.52</text:p>
      <text:p text:style-name="P2">0713 0.74</text:p>
      <text:p text:style-name="P2">1321 5.63</text:p>
      <text:p text:style-name="P2">1933 0.64</text:p>
      <text:p text:style-name="P2"/>
      <text:p text:style-name="P2">8 - SU</text:p>
      <text:p text:style-name="P2">0144 5.72</text:p>
      <text:p text:style-name="P2">0753 0.56</text:p>
      <text:p text:style-name="P2">1405 5.78</text:p>
      <text:p text:style-name="P2">2011 0.51</text:p>
      <text:p text:style-name="P2"/>
      <text:p text:style-name="P2">9 - M</text:p>
      <text:p text:style-name="P2">0225 5.80</text:p>
      <text:p text:style-name="P2">0828 0.49</text:p>
      <text:p text:style-name="P2">1445 5.80</text:p>
      <text:p text:style-name="P2">2045 0.49</text:p>
      <text:p text:style-name="P2"/>
      <text:p text:style-name="P2">10 - TU</text:p>
      <text:p text:style-name="P2">0304 5.75</text:p>
      <text:p text:style-name="P2">0901 0.52</text:p>
      <text:p text:style-name="P2">1522 5.68</text:p>
      <text:p text:style-name="P2">2117 0.57</text:p>
      <text:p text:style-name="P2"/>
      <text:p text:style-name="P2">11 - W</text:p>
      <text:p text:style-name="P2">0340 5.58</text:p>
      <text:p text:style-name="P2">0934 0.64</text:p>
      <text:p text:style-name="P2">1557 5.45</text:p>
      <text:p text:style-name="P2">2150 0.74</text:p>
      <text:p text:style-name="P2"/>
      <text:p text:style-name="P2">12 - TH</text:p>
      <text:p text:style-name="P2">0413 5.31</text:p>
      <text:p text:style-name="P2">1006 0.85</text:p>
      <text:p text:style-name="P2">1628 5.15</text:p>
      <text:p text:style-name="P2">2223 0.98</text:p>
      <text:p text:style-name="P2"/>
      <text:p text:style-name="P2">13 - F</text:p>
      <text:p text:style-name="P2">0442 4.98</text:p>
      <text:p text:style-name="P2">1040 1.12</text:p>
      <text:p text:style-name="P2">1656 4.81</text:p>
      <text:p text:style-name="P2">2258 1.27</text:p>
      <text:p text:style-name="P2"/>
      <text:p text:style-name="P2">14 - SA</text:p>
      <text:p text:style-name="P2">0509 4.65</text:p>
      <text:p text:style-name="P2">1117 1.44</text:p>
      <text:p text:style-name="P2">1722 4.48</text:p>
      <text:p text:style-name="P2">2337 1.60</text:p>
      <text:p text:style-name="P2"/>
      <text:p text:style-name="P2">15 - SU</text:p>
      <text:p text:style-name="P2">0535 4.33</text:p>
      <text:p text:style-name="P2">1159 1.77</text:p>
      <text:p text:style-name="P2">1751 4.18</text:p>
      <text:p text:style-name="P2"/>
      <text:p text:style-name="P2"/>
      <text:p text:style-name="P2">16 - M</text:p>
      <text:p text:style-name="P2">0024 1.94</text:p>
      <text:p text:style-name="P2">0610 4.04</text:p>
      <text:p text:style-name="P2">1252 2.09</text:p>
      <text:p text:style-name="P2">1835 3.90</text:p>
      <text:p text:style-name="P2"/>
      <text:p text:style-name="P2">17 - TU</text:p>
      <text:p text:style-name="P2">0126 2.21</text:p>
      <text:p text:style-name="P2">0709 3.79</text:p>
      <text:p text:style-name="P2">1407 2.29</text:p>
      <text:p text:style-name="P2">1956 3.72</text:p>
      <text:p text:style-name="P2"/>
      <text:p text:style-name="P2">18 - W</text:p>
      <text:p text:style-name="P2">0252 2.31</text:p>
      <text:p text:style-name="P2">0859 3.71</text:p>
      <text:p text:style-name="P2">1536 2.26</text:p>
      <text:p text:style-name="P2">2159 3.79</text:p>
      <text:p text:style-name="P2"/>
      <text:p text:style-name="P2">19 - TH</text:p>
      <text:p text:style-name="P2">0416 2.15</text:p>
      <text:p text:style-name="P2">1041 3.93</text:p>
      <text:p text:style-name="P2">1651 1.98</text:p>
      <text:p text:style-name="P2">2311 4.11</text:p>
      <text:p text:style-name="P2"/>
      <text:p text:style-name="P2">20 - F</text:p>
      <text:p text:style-name="P2">0521 1.79</text:p>
      <text:p text:style-name="P2">1135 4.31</text:p>
      <text:p text:style-name="P2">1747 1.58</text:p>
      <text:p text:style-name="P2">2356 4.52</text:p>
      <text:p text:style-name="P2"/>
      <text:p text:style-name="P2">21 - SA</text:p>
      <text:p text:style-name="P2">0610 1.37</text:p>
      <text:p text:style-name="P2">1215 4.75</text:p>
      <text:p text:style-name="P2">1832 1.16</text:p>
      <text:p text:style-name="P2"/>
      <text:p text:style-name="P2"/>
      <text:p text:style-name="P2">22 - SU</text:p>
      <text:p text:style-name="P2">0033 4.97</text:p>
      <text:p text:style-name="P2">0653 0.95</text:p>
      <text:p text:style-name="P2">1251 5.19</text:p>
      <text:p text:style-name="P2">1912 0.76</text:p>
      <text:p text:style-name="P2"/>
      <text:p text:style-name="P2">23 - M</text:p>
      <text:p text:style-name="P2">0109 5.39</text:p>
      <text:p text:style-name="P2">0732 0.59</text:p>
      <text:p text:style-name="P2">1327 5.58</text:p>
      <text:p text:style-name="P2">1950 0.45</text:p>
      <text:p text:style-name="P2"/>
      <text:p text:style-name="P2">24 - TU</text:p>
      <text:p text:style-name="P2">0146 5.75</text:p>
      <text:p text:style-name="P2">0809 0.33</text:p>
      <text:p text:style-name="P2">1405 5.89</text:p>
      <text:p text:style-name="P2">2027 0.24</text:p>
      <text:p text:style-name="P2"/>
      <text:p text:style-name="P2">25 - W</text:p>
      <text:p text:style-name="P2">0224 6.00</text:p>
      <text:p text:style-name="P2">0845 0.19</text:p>
      <text:p text:style-name="P2">1443 6.07</text:p>
      <text:p text:style-name="P2">2103 0.17</text:p>
      <text:p text:style-name="P2"/>
      <text:p text:style-name="P2">26 - TH</text:p>
      <text:p text:style-name="P2">0303 6.10</text:p>
      <text:p text:style-name="P2">0922 0.18</text:p>
      <text:p text:style-name="P2">1524 6.09</text:p>
      <text:p text:style-name="P2">2140 0.23</text:p>
      <text:p text:style-name="P2"/>
      <text:p text:style-name="P2">27 - F</text:p>
      <text:p text:style-name="P2">0345 6.04</text:p>
      <text:p text:style-name="P2">0959 0.31</text:p>
      <text:p text:style-name="P2">1607 5.95</text:p>
      <text:p text:style-name="P2">2219 0.43</text:p>
      <text:p text:style-name="P2"/>
      <text:p text:style-name="P2">28 - SA</text:p>
      <text:p text:style-name="P2">0429 5.82</text:p>
      <text:p text:style-name="P2">1040 0.57</text:p>
      <text:p text:style-name="P2">1653 5.66</text:p>
      <text:p text:style-name="P2">2302 0.74</text:p>
      <text:p text:style-name="P2"/>
      <text:p text:style-name="P2">29 - SU</text:p>
      <text:p text:style-name="P2">0518 5.48</text:p>
      <text:p text:style-name="P2">1126 0.93</text:p>
      <text:p text:style-name="P2">1746 5.28</text:p>
      <text:p text:style-name="P2">2353 1.13</text:p>
      <text:p text:style-name="P2"/>
      <text:p text:style-name="P2">30 - M</text:p>
      <text:p text:style-name="P2">0616 5.07</text:p>
      <text:p text:style-name="P2">1223 1.33</text:p>
      <text:p text:style-name="P2">1849 4.88</text:p>
      <text:p text:style-name="P2"/>
      <text:p text:style-name="P2"/>
      <text:p text:style-name="P2">31 - TU</text:p>
      <text:p text:style-name="P2">0058 1.51</text:p>
      <text:p text:style-name="P2">0727 4.72</text:p>
      <text:p text:style-name="P2">1340 1.66</text:p>
      <text:p text:style-name="P2">2008 4.61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229 1.74</text:p>
      <text:p text:style-name="P2">0851 4.57</text:p>
      <text:p text:style-name="P2">1519 1.74</text:p>
      <text:p text:style-name="P2">2134 4.61</text:p>
      <text:p text:style-name="P2"/>
      <text:p text:style-name="P2">2 - TH</text:p>
      <text:p text:style-name="P2">0405 1.66</text:p>
      <text:p text:style-name="P2">1015 4.70</text:p>
      <text:p text:style-name="P2">1645 1.53</text:p>
      <text:p text:style-name="P2">2251 4.85</text:p>
      <text:p text:style-name="P2"/>
      <text:p text:style-name="P2">3 - F</text:p>
      <text:p text:style-name="P2">0518 1.37</text:p>
      <text:p text:style-name="P2">1123 5.01</text:p>
      <text:p text:style-name="P2">1747 1.21</text:p>
      <text:p text:style-name="P2">2351 5.18</text:p>
      <text:p text:style-name="P2"/>
      <text:p text:style-name="P2">4 - SA</text:p>
      <text:p text:style-name="P2">0611 1.05</text:p>
      <text:p text:style-name="P2">1217 5.34</text:p>
      <text:p text:style-name="P2">1833 0.90</text:p>
      <text:p text:style-name="P2"/>
      <text:p text:style-name="P2"/>
      <text:p text:style-name="P2">5 - SU</text:p>
      <text:p text:style-name="P2">0041 5.48</text:p>
      <text:p text:style-name="P2">0653 0.78</text:p>
      <text:p text:style-name="P2">1303 5.59</text:p>
      <text:p text:style-name="P2">1912 0.68</text:p>
      <text:p text:style-name="P2"/>
      <text:p text:style-name="P2">6 - M</text:p>
      <text:p text:style-name="P2">0124 5.67</text:p>
      <text:p text:style-name="P2">0729 0.61</text:p>
      <text:p text:style-name="P2">1344 5.72</text:p>
      <text:p text:style-name="P2">1946 0.56</text:p>
      <text:p text:style-name="P2"/>
      <text:p text:style-name="P2">7 - TU</text:p>
      <text:p text:style-name="P2">0203 5.73</text:p>
      <text:p text:style-name="P2">0801 0.54</text:p>
      <text:p text:style-name="P2">1421 5.71</text:p>
      <text:p text:style-name="P2">2017 0.54</text:p>
      <text:p text:style-name="P2"/>
      <text:p text:style-name="P2">8 - W</text:p>
      <text:p text:style-name="P2">0238 5.67</text:p>
      <text:p text:style-name="P2">0832 0.56</text:p>
      <text:p text:style-name="P2">1454 5.59</text:p>
      <text:p text:style-name="P2">2048 0.60</text:p>
      <text:p text:style-name="P2"/>
      <text:p text:style-name="P2">9 - TH</text:p>
      <text:p text:style-name="P2">0310 5.49</text:p>
      <text:p text:style-name="P2">0903 0.67</text:p>
      <text:p text:style-name="P2">1524 5.37</text:p>
      <text:p text:style-name="P2">2118 0.75</text:p>
      <text:p text:style-name="P2"/>
      <text:p text:style-name="P2">10 - F</text:p>
      <text:p text:style-name="P2">0337 5.24</text:p>
      <text:p text:style-name="P2">0934 0.85</text:p>
      <text:p text:style-name="P2">1549 5.10</text:p>
      <text:p text:style-name="P2">2150 0.97</text:p>
      <text:p text:style-name="P2"/>
      <text:p text:style-name="P2">11 - SA</text:p>
      <text:p text:style-name="P2">0401 4.96</text:p>
      <text:p text:style-name="P2">1007 1.11</text:p>
      <text:p text:style-name="P2">1612 4.83</text:p>
      <text:p text:style-name="P2">2224 1.25</text:p>
      <text:p text:style-name="P2"/>
      <text:p text:style-name="P2">12 - SU</text:p>
      <text:p text:style-name="P2">0423 4.69</text:p>
      <text:p text:style-name="P2">1042 1.41</text:p>
      <text:p text:style-name="P2">1635 4.56</text:p>
      <text:p text:style-name="P2">2301 1.57</text:p>
      <text:p text:style-name="P2"/>
      <text:p text:style-name="P2">13 - M</text:p>
      <text:p text:style-name="P2">0449 4.43</text:p>
      <text:p text:style-name="P2">1123 1.73</text:p>
      <text:p text:style-name="P2">1707 4.29</text:p>
      <text:p text:style-name="P2">2347 1.89</text:p>
      <text:p text:style-name="P2"/>
      <text:p text:style-name="P2">14 - TU</text:p>
      <text:p text:style-name="P2">0527 4.16</text:p>
      <text:p text:style-name="P2">1215 2.04</text:p>
      <text:p text:style-name="P2">1754 4.03</text:p>
      <text:p text:style-name="P2"/>
      <text:p text:style-name="P2"/>
      <text:p text:style-name="P2">15 - W</text:p>
      <text:p text:style-name="P2">0050 2.17</text:p>
      <text:p text:style-name="P2">0627 3.91</text:p>
      <text:p text:style-name="P2">1332 2.25</text:p>
      <text:p text:style-name="P2">1910 3.83</text:p>
      <text:p text:style-name="P2"/>
      <text:p text:style-name="P2">16 - TH</text:p>
      <text:p text:style-name="P2">0219 2.27</text:p>
      <text:p text:style-name="P2">0804 3.81</text:p>
      <text:p text:style-name="P2">1505 2.21</text:p>
      <text:p text:style-name="P2">2102 3.87</text:p>
      <text:p text:style-name="P2"/>
      <text:p text:style-name="P2">17 - F</text:p>
      <text:p text:style-name="P2">0346 2.08</text:p>
      <text:p text:style-name="P2">0950 4.01</text:p>
      <text:p text:style-name="P2">1621 1.90</text:p>
      <text:p text:style-name="P2">2226 4.20</text:p>
      <text:p text:style-name="P2"/>
      <text:p text:style-name="P2">18 - SA</text:p>
      <text:p text:style-name="P2">0452 1.70</text:p>
      <text:p text:style-name="P2">1055 4.42</text:p>
      <text:p text:style-name="P2">1718 1.48</text:p>
      <text:p text:style-name="P2">2319 4.66</text:p>
      <text:p text:style-name="P2"/>
      <text:p text:style-name="P2">19 - SU</text:p>
      <text:p text:style-name="P2">0543 1.25</text:p>
      <text:p text:style-name="P2">1141 4.89</text:p>
      <text:p text:style-name="P2">1805 1.03</text:p>
      <text:p text:style-name="P2"/>
      <text:p text:style-name="P2"/>
      <text:p text:style-name="P2">20 - M</text:p>
      <text:p text:style-name="P2">0002 5.13</text:p>
      <text:p text:style-name="P2">0626 0.83</text:p>
      <text:p text:style-name="P2">1222 5.35</text:p>
      <text:p text:style-name="P2">1846 0.64</text:p>
      <text:p text:style-name="P2"/>
      <text:p text:style-name="P2">21 - TU</text:p>
      <text:p text:style-name="P2">0042 5.56</text:p>
      <text:p text:style-name="P2">0706 0.47</text:p>
      <text:p text:style-name="P2">1301 5.75</text:p>
      <text:p text:style-name="P2">1925 0.34</text:p>
      <text:p text:style-name="P2"/>
      <text:p text:style-name="P2">22 - W</text:p>
      <text:p text:style-name="P2">0121 5.90</text:p>
      <text:p text:style-name="P2">0743 0.23</text:p>
      <text:p text:style-name="P2">1341 6.03</text:p>
      <text:p text:style-name="P2">2002 0.16</text:p>
      <text:p text:style-name="P2"/>
      <text:p text:style-name="P2">23 - TH</text:p>
      <text:p text:style-name="P2">0201 6.11</text:p>
      <text:p text:style-name="P2">0821 0.12</text:p>
      <text:p text:style-name="P2">1421 6.16</text:p>
      <text:p text:style-name="P2">2039 0.12</text:p>
      <text:p text:style-name="P2"/>
      <text:p text:style-name="P2">24 - F</text:p>
      <text:p text:style-name="P2">0242 6.17</text:p>
      <text:p text:style-name="P2">0858 0.15</text:p>
      <text:p text:style-name="P2">1503 6.13</text:p>
      <text:p text:style-name="P2">2117 0.22</text:p>
      <text:p text:style-name="P2"/>
      <text:p text:style-name="P2">25 - SA</text:p>
      <text:p text:style-name="P2">0325 6.05</text:p>
      <text:p text:style-name="P2">0937 0.32</text:p>
      <text:p text:style-name="P2">1547 5.94</text:p>
      <text:p text:style-name="P2">2157 0.45</text:p>
      <text:p text:style-name="P2"/>
      <text:p text:style-name="P2">26 - SU</text:p>
      <text:p text:style-name="P2">0410 5.79</text:p>
      <text:p text:style-name="P2">1018 0.61</text:p>
      <text:p text:style-name="P2">1635 5.61</text:p>
      <text:p text:style-name="P2">2241 0.79</text:p>
      <text:p text:style-name="P2"/>
      <text:p text:style-name="P2">27 - M</text:p>
      <text:p text:style-name="P2">0501 5.41</text:p>
      <text:p text:style-name="P2">1106 0.99</text:p>
      <text:p text:style-name="P2">1729 5.21</text:p>
      <text:p text:style-name="P2">2334 1.19</text:p>
      <text:p text:style-name="P2"/>
      <text:p text:style-name="P2">28 - TU</text:p>
      <text:p text:style-name="P2">0600 5.00</text:p>
      <text:p text:style-name="P2">1205 1.39</text:p>
      <text:p text:style-name="P2">1835 4.82</text:p>
      <text:p text:style-name="P2"/>
      <text:p text:style-name="P2"/>
      <text:p text:style-name="P2">29 - W</text:p>
      <text:p text:style-name="P2">0041 1.56</text:p>
      <text:p text:style-name="P2">0713 4.67</text:p>
      <text:p text:style-name="P2">1323 1.69</text:p>
      <text:p text:style-name="P2">1954 4.58</text:p>
      <text:p text:style-name="P2"/>
      <text:p text:style-name="P2">30 - TH</text:p>
      <text:p text:style-name="P2">0210 1.76</text:p>
      <text:p text:style-name="P2">0837 4.55</text:p>
      <text:p text:style-name="P2">1459 1.76</text:p>
      <text:p text:style-name="P2">2118 4.5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343 1.68</text:p>
      <text:p text:style-name="P2">0956 4.69</text:p>
      <text:p text:style-name="P2">1621 1.57</text:p>
      <text:p text:style-name="P2">2231 4.81</text:p>
      <text:p text:style-name="P2"/>
      <text:p text:style-name="P2">2 - SA</text:p>
      <text:p text:style-name="P2">0453 1.43</text:p>
      <text:p text:style-name="P2">1102 4.95</text:p>
      <text:p text:style-name="P2">1720 1.29</text:p>
      <text:p text:style-name="P2">2329 5.10</text:p>
      <text:p text:style-name="P2"/>
      <text:p text:style-name="P2">3 - SU</text:p>
      <text:p text:style-name="P2">0544 1.16</text:p>
      <text:p text:style-name="P2">1154 5.22</text:p>
      <text:p text:style-name="P2">1805 1.04</text:p>
      <text:p text:style-name="P2"/>
      <text:p text:style-name="P2"/>
      <text:p text:style-name="P2">4 - M</text:p>
      <text:p text:style-name="P2">0018 5.33</text:p>
      <text:p text:style-name="P2">0624 0.93</text:p>
      <text:p text:style-name="P2">1239 5.42</text:p>
      <text:p text:style-name="P2">1842 0.85</text:p>
      <text:p text:style-name="P2"/>
      <text:p text:style-name="P2">5 - TU</text:p>
      <text:p text:style-name="P2">0100 5.48</text:p>
      <text:p text:style-name="P2">0659 0.79</text:p>
      <text:p text:style-name="P2">1319 5.51</text:p>
      <text:p text:style-name="P2">1915 0.74</text:p>
      <text:p text:style-name="P2"/>
      <text:p text:style-name="P2">6 - W</text:p>
      <text:p text:style-name="P2">0137 5.51</text:p>
      <text:p text:style-name="P2">0731 0.72</text:p>
      <text:p text:style-name="P2">1354 5.48</text:p>
      <text:p text:style-name="P2">1947 0.71</text:p>
      <text:p text:style-name="P2"/>
      <text:p text:style-name="P2">7 - TH</text:p>
      <text:p text:style-name="P2">0210 5.43</text:p>
      <text:p text:style-name="P2">0802 0.73</text:p>
      <text:p text:style-name="P2">1425 5.37</text:p>
      <text:p text:style-name="P2">2018 0.76</text:p>
      <text:p text:style-name="P2"/>
      <text:p text:style-name="P2">8 - F</text:p>
      <text:p text:style-name="P2">0239 5.29</text:p>
      <text:p text:style-name="P2">0834 0.81</text:p>
      <text:p text:style-name="P2">1452 5.20</text:p>
      <text:p text:style-name="P2">2050 0.87</text:p>
      <text:p text:style-name="P2"/>
      <text:p text:style-name="P2">9 - SA</text:p>
      <text:p text:style-name="P2">0304 5.10</text:p>
      <text:p text:style-name="P2">0906 0.95</text:p>
      <text:p text:style-name="P2">1515 5.01</text:p>
      <text:p text:style-name="P2">2123 1.04</text:p>
      <text:p text:style-name="P2"/>
      <text:p text:style-name="P2">10 - SU</text:p>
      <text:p text:style-name="P2">0326 4.91</text:p>
      <text:p text:style-name="P2">0940 1.15</text:p>
      <text:p text:style-name="P2">1538 4.82</text:p>
      <text:p text:style-name="P2">2158 1.26</text:p>
      <text:p text:style-name="P2"/>
      <text:p text:style-name="P2">11 - M</text:p>
      <text:p text:style-name="P2">0351 4.73</text:p>
      <text:p text:style-name="P2">1017 1.38</text:p>
      <text:p text:style-name="P2">1607 4.64</text:p>
      <text:p text:style-name="P2">2237 1.51</text:p>
      <text:p text:style-name="P2"/>
      <text:p text:style-name="P2">12 - TU</text:p>
      <text:p text:style-name="P2">0424 4.54</text:p>
      <text:p text:style-name="P2">1100 1.64</text:p>
      <text:p text:style-name="P2">1645 4.44</text:p>
      <text:p text:style-name="P2">2325 1.77</text:p>
      <text:p text:style-name="P2"/>
      <text:p text:style-name="P2">13 - W</text:p>
      <text:p text:style-name="P2">0509 4.33</text:p>
      <text:p text:style-name="P2">1154 1.89</text:p>
      <text:p text:style-name="P2">1737 4.23</text:p>
      <text:p text:style-name="P2"/>
      <text:p text:style-name="P2"/>
      <text:p text:style-name="P2">14 - TH</text:p>
      <text:p text:style-name="P2">0027 1.98</text:p>
      <text:p text:style-name="P2">0610 4.15</text:p>
      <text:p text:style-name="P2">1306 2.04</text:p>
      <text:p text:style-name="P2">1849 4.09</text:p>
      <text:p text:style-name="P2"/>
      <text:p text:style-name="P2">15 - F</text:p>
      <text:p text:style-name="P2">0147 2.05</text:p>
      <text:p text:style-name="P2">0732 4.09</text:p>
      <text:p text:style-name="P2">1429 2.00</text:p>
      <text:p text:style-name="P2">2017 4.14</text:p>
      <text:p text:style-name="P2"/>
      <text:p text:style-name="P2">16 - SA</text:p>
      <text:p text:style-name="P2">0308 1.89</text:p>
      <text:p text:style-name="P2">0900 4.25</text:p>
      <text:p text:style-name="P2">1543 1.74</text:p>
      <text:p text:style-name="P2">2137 4.41</text:p>
      <text:p text:style-name="P2"/>
      <text:p text:style-name="P2">17 - SU</text:p>
      <text:p text:style-name="P2">0414 1.57</text:p>
      <text:p text:style-name="P2">1009 4.60</text:p>
      <text:p text:style-name="P2">1643 1.38</text:p>
      <text:p text:style-name="P2">2237 4.80</text:p>
      <text:p text:style-name="P2"/>
      <text:p text:style-name="P2">18 - M</text:p>
      <text:p text:style-name="P2">0509 1.18</text:p>
      <text:p text:style-name="P2">1103 5.01</text:p>
      <text:p text:style-name="P2">1733 0.99</text:p>
      <text:p text:style-name="P2">2328 5.22</text:p>
      <text:p text:style-name="P2"/>
      <text:p text:style-name="P2">19 - TU</text:p>
      <text:p text:style-name="P2">0555 0.81</text:p>
      <text:p text:style-name="P2">1151 5.42</text:p>
      <text:p text:style-name="P2">1817 0.64</text:p>
      <text:p text:style-name="P2"/>
      <text:p text:style-name="P2"/>
      <text:p text:style-name="P2">20 - W</text:p>
      <text:p text:style-name="P2">0013 5.60</text:p>
      <text:p text:style-name="P2">0638 0.50</text:p>
      <text:p text:style-name="P2">1235 5.76</text:p>
      <text:p text:style-name="P2">1859 0.39</text:p>
      <text:p text:style-name="P2"/>
      <text:p text:style-name="P2">21 - TH</text:p>
      <text:p text:style-name="P2">0057 5.89</text:p>
      <text:p text:style-name="P2">0719 0.30</text:p>
      <text:p text:style-name="P2">1319 5.99</text:p>
      <text:p text:style-name="P2">1939 0.24</text:p>
      <text:p text:style-name="P2"/>
      <text:p text:style-name="P2">22 - F</text:p>
      <text:p text:style-name="P2">0140 6.05</text:p>
      <text:p text:style-name="P2">0759 0.22</text:p>
      <text:p text:style-name="P2">1402 6.08</text:p>
      <text:p text:style-name="P2">2019 0.22</text:p>
      <text:p text:style-name="P2"/>
      <text:p text:style-name="P2">23 - SA</text:p>
      <text:p text:style-name="P2">0224 6.07</text:p>
      <text:p text:style-name="P2">0839 0.26</text:p>
      <text:p text:style-name="P2">1447 6.02</text:p>
      <text:p text:style-name="P2">2059 0.33</text:p>
      <text:p text:style-name="P2"/>
      <text:p text:style-name="P2">24 - SU</text:p>
      <text:p text:style-name="P2">0310 5.94</text:p>
      <text:p text:style-name="P2">0920 0.43</text:p>
      <text:p text:style-name="P2">1533 5.83</text:p>
      <text:p text:style-name="P2">2142 0.55</text:p>
      <text:p text:style-name="P2"/>
      <text:p text:style-name="P2">25 - M</text:p>
      <text:p text:style-name="P2">0358 5.70</text:p>
      <text:p text:style-name="P2">1005 0.69</text:p>
      <text:p text:style-name="P2">1623 5.54</text:p>
      <text:p text:style-name="P2">2229 0.85</text:p>
      <text:p text:style-name="P2"/>
      <text:p text:style-name="P2">26 - TU</text:p>
      <text:p text:style-name="P2">0450 5.37</text:p>
      <text:p text:style-name="P2">1054 1.01</text:p>
      <text:p text:style-name="P2">1719 5.19</text:p>
      <text:p text:style-name="P2">2322 1.18</text:p>
      <text:p text:style-name="P2"/>
      <text:p text:style-name="P2">27 - W</text:p>
      <text:p text:style-name="P2">0549 5.02</text:p>
      <text:p text:style-name="P2">1152 1.35</text:p>
      <text:p text:style-name="P2">1822 4.86</text:p>
      <text:p text:style-name="P2"/>
      <text:p text:style-name="P2"/>
      <text:p text:style-name="P2">28 - TH</text:p>
      <text:p text:style-name="P2">0026 1.49</text:p>
      <text:p text:style-name="P2">0658 4.74</text:p>
      <text:p text:style-name="P2">1303 1.60</text:p>
      <text:p text:style-name="P2">1935 4.65</text:p>
      <text:p text:style-name="P2"/>
      <text:p text:style-name="P2">29 - F</text:p>
      <text:p text:style-name="P2">0143 1.68</text:p>
      <text:p text:style-name="P2">0814 4.61</text:p>
      <text:p text:style-name="P2">1424 1.70</text:p>
      <text:p text:style-name="P2">2051 4.62</text:p>
      <text:p text:style-name="P2"/>
      <text:p text:style-name="P2">30 - SA</text:p>
      <text:p text:style-name="P2">0303 1.68</text:p>
      <text:p text:style-name="P2">0927 4.66</text:p>
      <text:p text:style-name="P2">1540 1.63</text:p>
      <text:p text:style-name="P2">2201 4.72</text:p>
      <text:p text:style-name="P2"/>
      <text:p text:style-name="P2">31 - SU</text:p>
      <text:p text:style-name="P2">0412 1.55</text:p>
      <text:p text:style-name="P2">1031 4.81</text:p>
      <text:p text:style-name="P2">1640 1.47</text:p>
      <text:p text:style-name="P2">2259 4.89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505 1.38</text:p>
      <text:p text:style-name="P2">1125 4.97</text:p>
      <text:p text:style-name="P2">1728 1.29</text:p>
      <text:p text:style-name="P2">2349 5.04</text:p>
      <text:p text:style-name="P2"/>
      <text:p text:style-name="P2">2 - TU</text:p>
      <text:p text:style-name="P2">0548 1.22</text:p>
      <text:p text:style-name="P2">1211 5.09</text:p>
      <text:p text:style-name="P2">1808 1.15</text:p>
      <text:p text:style-name="P2"/>
      <text:p text:style-name="P2"/>
      <text:p text:style-name="P2">3 - W</text:p>
      <text:p text:style-name="P2">0032 5.13</text:p>
      <text:p text:style-name="P2">0626 1.10</text:p>
      <text:p text:style-name="P2">1252 5.15</text:p>
      <text:p text:style-name="P2">1844 1.05</text:p>
      <text:p text:style-name="P2"/>
      <text:p text:style-name="P2">4 - TH</text:p>
      <text:p text:style-name="P2">0110 5.15</text:p>
      <text:p text:style-name="P2">0701 1.02</text:p>
      <text:p text:style-name="P2">1327 5.13</text:p>
      <text:p text:style-name="P2">1918 1.00</text:p>
      <text:p text:style-name="P2"/>
      <text:p text:style-name="P2">5 - F</text:p>
      <text:p text:style-name="P2">0143 5.11</text:p>
      <text:p text:style-name="P2">0735 0.99</text:p>
      <text:p text:style-name="P2">1357 5.08</text:p>
      <text:p text:style-name="P2">1952 0.99</text:p>
      <text:p text:style-name="P2"/>
      <text:p text:style-name="P2">6 - SA</text:p>
      <text:p text:style-name="P2">0211 5.04</text:p>
      <text:p text:style-name="P2">0809 1.00</text:p>
      <text:p text:style-name="P2">1424 5.00</text:p>
      <text:p text:style-name="P2">2027 1.02</text:p>
      <text:p text:style-name="P2"/>
      <text:p text:style-name="P2">7 - SU</text:p>
      <text:p text:style-name="P2">0236 4.96</text:p>
      <text:p text:style-name="P2">0844 1.06</text:p>
      <text:p text:style-name="P2">1449 4.92</text:p>
      <text:p text:style-name="P2">2103 1.10</text:p>
      <text:p text:style-name="P2"/>
      <text:p text:style-name="P2">8 - M</text:p>
      <text:p text:style-name="P2">0302 4.89</text:p>
      <text:p text:style-name="P2">0921 1.16</text:p>
      <text:p text:style-name="P2">1517 4.86</text:p>
      <text:p text:style-name="P2">2141 1.22</text:p>
      <text:p text:style-name="P2"/>
      <text:p text:style-name="P2">9 - TU</text:p>
      <text:p text:style-name="P2">0333 4.82</text:p>
      <text:p text:style-name="P2">1001 1.29</text:p>
      <text:p text:style-name="P2">1552 4.78</text:p>
      <text:p text:style-name="P2">2222 1.37</text:p>
      <text:p text:style-name="P2"/>
      <text:p text:style-name="P2">10 - W</text:p>
      <text:p text:style-name="P2">0412 4.73</text:p>
      <text:p text:style-name="P2">1045 1.44</text:p>
      <text:p text:style-name="P2">1634 4.68</text:p>
      <text:p text:style-name="P2">2310 1.52</text:p>
      <text:p text:style-name="P2"/>
      <text:p text:style-name="P2">11 - TH</text:p>
      <text:p text:style-name="P2">0459 4.62</text:p>
      <text:p text:style-name="P2">1137 1.59</text:p>
      <text:p text:style-name="P2">1726 4.57</text:p>
      <text:p text:style-name="P2"/>
      <text:p text:style-name="P2"/>
      <text:p text:style-name="P2">12 - F</text:p>
      <text:p text:style-name="P2">0007 1.65</text:p>
      <text:p text:style-name="P2">0556 4.52</text:p>
      <text:p text:style-name="P2">1239 1.69</text:p>
      <text:p text:style-name="P2">1829 4.49</text:p>
      <text:p text:style-name="P2"/>
      <text:p text:style-name="P2">13 - SA</text:p>
      <text:p text:style-name="P2">0113 1.71</text:p>
      <text:p text:style-name="P2">0703 4.48</text:p>
      <text:p text:style-name="P2">1348 1.70</text:p>
      <text:p text:style-name="P2">1939 4.50</text:p>
      <text:p text:style-name="P2"/>
      <text:p text:style-name="P2">14 - SU</text:p>
      <text:p text:style-name="P2">0224 1.65</text:p>
      <text:p text:style-name="P2">0815 4.56</text:p>
      <text:p text:style-name="P2">1458 1.57</text:p>
      <text:p text:style-name="P2">2051 4.65</text:p>
      <text:p text:style-name="P2"/>
      <text:p text:style-name="P2">15 - M</text:p>
      <text:p text:style-name="P2">0331 1.46</text:p>
      <text:p text:style-name="P2">0924 4.76</text:p>
      <text:p text:style-name="P2">1602 1.33</text:p>
      <text:p text:style-name="P2">2156 4.90</text:p>
      <text:p text:style-name="P2"/>
      <text:p text:style-name="P2">16 - TU</text:p>
      <text:p text:style-name="P2">0431 1.20</text:p>
      <text:p text:style-name="P2">1026 5.05</text:p>
      <text:p text:style-name="P2">1658 1.06</text:p>
      <text:p text:style-name="P2">2254 5.20</text:p>
      <text:p text:style-name="P2"/>
      <text:p text:style-name="P2">17 - W</text:p>
      <text:p text:style-name="P2">0524 0.92</text:p>
      <text:p text:style-name="P2">1121 5.35</text:p>
      <text:p text:style-name="P2">1749 0.79</text:p>
      <text:p text:style-name="P2">2347 5.49</text:p>
      <text:p text:style-name="P2"/>
      <text:p text:style-name="P2">18 - TH</text:p>
      <text:p text:style-name="P2">0613 0.67</text:p>
      <text:p text:style-name="P2">1212 5.62</text:p>
      <text:p text:style-name="P2">1836 0.57</text:p>
      <text:p text:style-name="P2"/>
      <text:p text:style-name="P2"/>
      <text:p text:style-name="P2">19 - F</text:p>
      <text:p text:style-name="P2">0036 5.73</text:p>
      <text:p text:style-name="P2">0659 0.50</text:p>
      <text:p text:style-name="P2">1301 5.81</text:p>
      <text:p text:style-name="P2">1921 0.44</text:p>
      <text:p text:style-name="P2"/>
      <text:p text:style-name="P2">20 - SA</text:p>
      <text:p text:style-name="P2">0125 5.87</text:p>
      <text:p text:style-name="P2">0743 0.41</text:p>
      <text:p text:style-name="P2">1348 5.91</text:p>
      <text:p text:style-name="P2">2005 0.40</text:p>
      <text:p text:style-name="P2"/>
      <text:p text:style-name="P2">21 - SU</text:p>
      <text:p text:style-name="P2">0212 5.91</text:p>
      <text:p text:style-name="P2">0827 0.41</text:p>
      <text:p text:style-name="P2">1436 5.89</text:p>
      <text:p text:style-name="P2">2049 0.45</text:p>
      <text:p text:style-name="P2"/>
      <text:p text:style-name="P2">22 - M</text:p>
      <text:p text:style-name="P2">0300 5.84</text:p>
      <text:p text:style-name="P2">0911 0.51</text:p>
      <text:p text:style-name="P2">1525 5.77</text:p>
      <text:p text:style-name="P2">2133 0.60</text:p>
      <text:p text:style-name="P2"/>
      <text:p text:style-name="P2">23 - TU</text:p>
      <text:p text:style-name="P2">0349 5.67</text:p>
      <text:p text:style-name="P2">0956 0.69</text:p>
      <text:p text:style-name="P2">1615 5.55</text:p>
      <text:p text:style-name="P2">2219 0.81</text:p>
      <text:p text:style-name="P2"/>
      <text:p text:style-name="P2">24 - W</text:p>
      <text:p text:style-name="P2">0441 5.43</text:p>
      <text:p text:style-name="P2">1044 0.93</text:p>
      <text:p text:style-name="P2">1708 5.29</text:p>
      <text:p text:style-name="P2">2309 1.06</text:p>
      <text:p text:style-name="P2"/>
      <text:p text:style-name="P2">25 - TH</text:p>
      <text:p text:style-name="P2">0535 5.15</text:p>
      <text:p text:style-name="P2">1136 1.19</text:p>
      <text:p text:style-name="P2">1805 5.01</text:p>
      <text:p text:style-name="P2"/>
      <text:p text:style-name="P2"/>
      <text:p text:style-name="P2">26 - F</text:p>
      <text:p text:style-name="P2">0004 1.32</text:p>
      <text:p text:style-name="P2">0635 4.88</text:p>
      <text:p text:style-name="P2">1233 1.44</text:p>
      <text:p text:style-name="P2">1907 4.76</text:p>
      <text:p text:style-name="P2"/>
      <text:p text:style-name="P2">27 - SA</text:p>
      <text:p text:style-name="P2">0104 1.54</text:p>
      <text:p text:style-name="P2">0740 4.67</text:p>
      <text:p text:style-name="P2">1336 1.63</text:p>
      <text:p text:style-name="P2">2013 4.60</text:p>
      <text:p text:style-name="P2"/>
      <text:p text:style-name="P2">28 - SU</text:p>
      <text:p text:style-name="P2">0210 1.69</text:p>
      <text:p text:style-name="P2">0847 4.56</text:p>
      <text:p text:style-name="P2">1443 1.72</text:p>
      <text:p text:style-name="P2">2120 4.54</text:p>
      <text:p text:style-name="P2"/>
      <text:p text:style-name="P2">29 - M</text:p>
      <text:p text:style-name="P2">0316 1.73</text:p>
      <text:p text:style-name="P2">0952 4.54</text:p>
      <text:p text:style-name="P2">1547 1.71</text:p>
      <text:p text:style-name="P2">2223 4.56</text:p>
      <text:p text:style-name="P2"/>
      <text:p text:style-name="P2">30 - TU</text:p>
      <text:p text:style-name="P2">0416 1.68</text:p>
      <text:p text:style-name="P2">1051 4.59</text:p>
      <text:p text:style-name="P2">1643 1.64</text:p>
      <text:p text:style-name="P2">2318 4.6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08 1.59</text:p>
      <text:p text:style-name="P2">1142 4.66</text:p>
      <text:p text:style-name="P2">1731 1.53</text:p>
      <text:p text:style-name="P2"/>
      <text:p text:style-name="P2"/>
      <text:p text:style-name="P2">2 - TH</text:p>
      <text:p text:style-name="P2">0005 4.69</text:p>
      <text:p text:style-name="P2">0553 1.47</text:p>
      <text:p text:style-name="P2">1226 4.72</text:p>
      <text:p text:style-name="P2">1814 1.41</text:p>
      <text:p text:style-name="P2"/>
      <text:p text:style-name="P2">3 - F</text:p>
      <text:p text:style-name="P2">0046 4.75</text:p>
      <text:p text:style-name="P2">0634 1.35</text:p>
      <text:p text:style-name="P2">1303 4.77</text:p>
      <text:p text:style-name="P2">1854 1.30</text:p>
      <text:p text:style-name="P2"/>
      <text:p text:style-name="P2">4 - SA</text:p>
      <text:p text:style-name="P2">0120 4.79</text:p>
      <text:p text:style-name="P2">0713 1.24</text:p>
      <text:p text:style-name="P2">1335 4.81</text:p>
      <text:p text:style-name="P2">1932 1.20</text:p>
      <text:p text:style-name="P2"/>
      <text:p text:style-name="P2">5 - SU</text:p>
      <text:p text:style-name="P2">0149 4.84</text:p>
      <text:p text:style-name="P2">0751 1.15</text:p>
      <text:p text:style-name="P2">1403 4.87</text:p>
      <text:p text:style-name="P2">2010 1.12</text:p>
      <text:p text:style-name="P2"/>
      <text:p text:style-name="P2">6 - M</text:p>
      <text:p text:style-name="P2">0217 4.90</text:p>
      <text:p text:style-name="P2">0829 1.09</text:p>
      <text:p text:style-name="P2">1431 4.93</text:p>
      <text:p text:style-name="P2">2048 1.07</text:p>
      <text:p text:style-name="P2"/>
      <text:p text:style-name="P2">7 - TU</text:p>
      <text:p text:style-name="P2">0247 4.97</text:p>
      <text:p text:style-name="P2">0908 1.06</text:p>
      <text:p text:style-name="P2">1503 5.00</text:p>
      <text:p text:style-name="P2">2128 1.06</text:p>
      <text:p text:style-name="P2"/>
      <text:p text:style-name="P2">8 - W</text:p>
      <text:p text:style-name="P2">0321 5.03</text:p>
      <text:p text:style-name="P2">0948 1.07</text:p>
      <text:p text:style-name="P2">1540 5.04</text:p>
      <text:p text:style-name="P2">2209 1.09</text:p>
      <text:p text:style-name="P2"/>
      <text:p text:style-name="P2">9 - TH</text:p>
      <text:p text:style-name="P2">0401 5.05</text:p>
      <text:p text:style-name="P2">1030 1.11</text:p>
      <text:p text:style-name="P2">1622 5.04</text:p>
      <text:p text:style-name="P2">2253 1.15</text:p>
      <text:p text:style-name="P2"/>
      <text:p text:style-name="P2">10 - F</text:p>
      <text:p text:style-name="P2">0446 5.03</text:p>
      <text:p text:style-name="P2">1116 1.20</text:p>
      <text:p text:style-name="P2">1710 5.00</text:p>
      <text:p text:style-name="P2">2341 1.25</text:p>
      <text:p text:style-name="P2"/>
      <text:p text:style-name="P2">11 - SA</text:p>
      <text:p text:style-name="P2">0536 4.97</text:p>
      <text:p text:style-name="P2">1207 1.30</text:p>
      <text:p text:style-name="P2">1804 4.93</text:p>
      <text:p text:style-name="P2"/>
      <text:p text:style-name="P2"/>
      <text:p text:style-name="P2">12 - SU</text:p>
      <text:p text:style-name="P2">0036 1.34</text:p>
      <text:p text:style-name="P2">0633 4.89</text:p>
      <text:p text:style-name="P2">1306 1.39</text:p>
      <text:p text:style-name="P2">1904 4.86</text:p>
      <text:p text:style-name="P2"/>
      <text:p text:style-name="P2">13 - M</text:p>
      <text:p text:style-name="P2">0138 1.41</text:p>
      <text:p text:style-name="P2">0736 4.84</text:p>
      <text:p text:style-name="P2">1411 1.42</text:p>
      <text:p text:style-name="P2">2010 4.84</text:p>
      <text:p text:style-name="P2"/>
      <text:p text:style-name="P2">14 - TU</text:p>
      <text:p text:style-name="P2">0245 1.41</text:p>
      <text:p text:style-name="P2">0844 4.86</text:p>
      <text:p text:style-name="P2">1519 1.37</text:p>
      <text:p text:style-name="P2">2118 4.90</text:p>
      <text:p text:style-name="P2"/>
      <text:p text:style-name="P2">15 - W</text:p>
      <text:p text:style-name="P2">0353 1.31</text:p>
      <text:p text:style-name="P2">0952 4.97</text:p>
      <text:p text:style-name="P2">1625 1.23</text:p>
      <text:p text:style-name="P2">2224 5.06</text:p>
      <text:p text:style-name="P2"/>
      <text:p text:style-name="P2">16 - TH</text:p>
      <text:p text:style-name="P2">0456 1.13</text:p>
      <text:p text:style-name="P2">1056 5.17</text:p>
      <text:p text:style-name="P2">1726 1.03</text:p>
      <text:p text:style-name="P2">2326 5.28</text:p>
      <text:p text:style-name="P2"/>
      <text:p text:style-name="P2">17 - F</text:p>
      <text:p text:style-name="P2">0554 0.92</text:p>
      <text:p text:style-name="P2">1155 5.40</text:p>
      <text:p text:style-name="P2">1821 0.81</text:p>
      <text:p text:style-name="P2"/>
      <text:p text:style-name="P2"/>
      <text:p text:style-name="P2">18 - SA</text:p>
      <text:p text:style-name="P2">0022 5.51</text:p>
      <text:p text:style-name="P2">0646 0.72</text:p>
      <text:p text:style-name="P2">1249 5.61</text:p>
      <text:p text:style-name="P2">1911 0.63</text:p>
      <text:p text:style-name="P2"/>
      <text:p text:style-name="P2">19 - SU</text:p>
      <text:p text:style-name="P2">0115 5.70</text:p>
      <text:p text:style-name="P2">0734 0.57</text:p>
      <text:p text:style-name="P2">1340 5.77</text:p>
      <text:p text:style-name="P2">1957 0.52</text:p>
      <text:p text:style-name="P2"/>
      <text:p text:style-name="P2">20 - M</text:p>
      <text:p text:style-name="P2">0204 5.81</text:p>
      <text:p text:style-name="P2">0819 0.49</text:p>
      <text:p text:style-name="P2">1429 5.84</text:p>
      <text:p text:style-name="P2">2041 0.48</text:p>
      <text:p text:style-name="P2"/>
      <text:p text:style-name="P2">21 - TU</text:p>
      <text:p text:style-name="P2">0252 5.83</text:p>
      <text:p text:style-name="P2">0903 0.50</text:p>
      <text:p text:style-name="P2">1516 5.80</text:p>
      <text:p text:style-name="P2">2124 0.53</text:p>
      <text:p text:style-name="P2"/>
      <text:p text:style-name="P2">22 - W</text:p>
      <text:p text:style-name="P2">0340 5.75</text:p>
      <text:p text:style-name="P2">0945 0.59</text:p>
      <text:p text:style-name="P2">1603 5.67</text:p>
      <text:p text:style-name="P2">2206 0.67</text:p>
      <text:p text:style-name="P2"/>
      <text:p text:style-name="P2">23 - TH</text:p>
      <text:p text:style-name="P2">0426 5.57</text:p>
      <text:p text:style-name="P2">1027 0.76</text:p>
      <text:p text:style-name="P2">1650 5.44</text:p>
      <text:p text:style-name="P2">2249 0.88</text:p>
      <text:p text:style-name="P2"/>
      <text:p text:style-name="P2">24 - F</text:p>
      <text:p text:style-name="P2">0514 5.31</text:p>
      <text:p text:style-name="P2">1110 1.00</text:p>
      <text:p text:style-name="P2">1738 5.16</text:p>
      <text:p text:style-name="P2">2333 1.13</text:p>
      <text:p text:style-name="P2"/>
      <text:p text:style-name="P2">25 - SA</text:p>
      <text:p text:style-name="P2">0604 5.00</text:p>
      <text:p text:style-name="P2">1156 1.27</text:p>
      <text:p text:style-name="P2">1830 4.84</text:p>
      <text:p text:style-name="P2"/>
      <text:p text:style-name="P2"/>
      <text:p text:style-name="P2">26 - SU</text:p>
      <text:p text:style-name="P2">0021 1.41</text:p>
      <text:p text:style-name="P2">0657 4.68</text:p>
      <text:p text:style-name="P2">1247 1.55</text:p>
      <text:p text:style-name="P2">1926 4.53</text:p>
      <text:p text:style-name="P2"/>
      <text:p text:style-name="P2">27 - M</text:p>
      <text:p text:style-name="P2">0114 1.68</text:p>
      <text:p text:style-name="P2">0756 4.40</text:p>
      <text:p text:style-name="P2">1343 1.79</text:p>
      <text:p text:style-name="P2">2029 4.30</text:p>
      <text:p text:style-name="P2"/>
      <text:p text:style-name="P2">28 - TU</text:p>
      <text:p text:style-name="P2">0215 1.89</text:p>
      <text:p text:style-name="P2">0903 4.22</text:p>
      <text:p text:style-name="P2">1447 1.95</text:p>
      <text:p text:style-name="P2">2138 4.18</text:p>
      <text:p text:style-name="P2"/>
      <text:p text:style-name="P2">29 - W</text:p>
      <text:p text:style-name="P2">0321 1.99</text:p>
      <text:p text:style-name="P2">1012 4.16</text:p>
      <text:p text:style-name="P2">1554 1.99</text:p>
      <text:p text:style-name="P2">2245 4.18</text:p>
      <text:p text:style-name="P2"/>
      <text:p text:style-name="P2">30 - TH</text:p>
      <text:p text:style-name="P2">0427 1.96</text:p>
      <text:p text:style-name="P2">1114 4.22</text:p>
      <text:p text:style-name="P2">1656 1.90</text:p>
      <text:p text:style-name="P2">2341 4.27</text:p>
      <text:p text:style-name="P2"/>
      <text:p text:style-name="P2">31 - F</text:p>
      <text:p text:style-name="P2">0524 1.82</text:p>
      <text:p text:style-name="P2">1205 4.34</text:p>
      <text:p text:style-name="P2">1749 1.73</text:p>
      <text:p text:style-name="P2"/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026 4.41</text:p>
      <text:p text:style-name="P2">0613 1.63</text:p>
      <text:p text:style-name="P2">1245 4.49</text:p>
      <text:p text:style-name="P2">1835 1.52</text:p>
      <text:p text:style-name="P2"/>
      <text:p text:style-name="P2">2 - SU</text:p>
      <text:p text:style-name="P2">0102 4.58</text:p>
      <text:p text:style-name="P2">0656 1.40</text:p>
      <text:p text:style-name="P2">1317 4.67</text:p>
      <text:p text:style-name="P2">1916 1.29</text:p>
      <text:p text:style-name="P2"/>
      <text:p text:style-name="P2">3 - M</text:p>
      <text:p text:style-name="P2">0132 4.77</text:p>
      <text:p text:style-name="P2">0736 1.18</text:p>
      <text:p text:style-name="P2">1346 4.87</text:p>
      <text:p text:style-name="P2">1956 1.08</text:p>
      <text:p text:style-name="P2"/>
      <text:p text:style-name="P2">4 - TU</text:p>
      <text:p text:style-name="P2">0200 4.98</text:p>
      <text:p text:style-name="P2">0815 0.98</text:p>
      <text:p text:style-name="P2">1415 5.08</text:p>
      <text:p text:style-name="P2">2034 0.90</text:p>
      <text:p text:style-name="P2"/>
      <text:p text:style-name="P2">5 - W</text:p>
      <text:p text:style-name="P2">0231 5.18</text:p>
      <text:p text:style-name="P2">0853 0.83</text:p>
      <text:p text:style-name="P2">1448 5.27</text:p>
      <text:p text:style-name="P2">2112 0.78</text:p>
      <text:p text:style-name="P2"/>
      <text:p text:style-name="P2">6 - TH</text:p>
      <text:p text:style-name="P2">0306 5.35</text:p>
      <text:p text:style-name="P2">0931 0.74</text:p>
      <text:p text:style-name="P2">1524 5.41</text:p>
      <text:p text:style-name="P2">2150 0.73</text:p>
      <text:p text:style-name="P2"/>
      <text:p text:style-name="P2">7 - F</text:p>
      <text:p text:style-name="P2">0344 5.45</text:p>
      <text:p text:style-name="P2">1009 0.73</text:p>
      <text:p text:style-name="P2">1604 5.47</text:p>
      <text:p text:style-name="P2">2229 0.76</text:p>
      <text:p text:style-name="P2"/>
      <text:p text:style-name="P2">8 - SA</text:p>
      <text:p text:style-name="P2">0426 5.46</text:p>
      <text:p text:style-name="P2">1050 0.80</text:p>
      <text:p text:style-name="P2">1648 5.43</text:p>
      <text:p text:style-name="P2">2312 0.87</text:p>
      <text:p text:style-name="P2"/>
      <text:p text:style-name="P2">9 - SU</text:p>
      <text:p text:style-name="P2">0512 5.38</text:p>
      <text:p text:style-name="P2">1135 0.95</text:p>
      <text:p text:style-name="P2">1737 5.30</text:p>
      <text:p text:style-name="P2">2359 1.04</text:p>
      <text:p text:style-name="P2"/>
      <text:p text:style-name="P2">10 - M</text:p>
      <text:p text:style-name="P2">0603 5.21</text:p>
      <text:p text:style-name="P2">1225 1.14</text:p>
      <text:p text:style-name="P2">1832 5.11</text:p>
      <text:p text:style-name="P2"/>
      <text:p text:style-name="P2"/>
      <text:p text:style-name="P2">11 - TU</text:p>
      <text:p text:style-name="P2">0054 1.25</text:p>
      <text:p text:style-name="P2">0702 5.01</text:p>
      <text:p text:style-name="P2">1326 1.35</text:p>
      <text:p text:style-name="P2">1935 4.92</text:p>
      <text:p text:style-name="P2"/>
      <text:p text:style-name="P2">12 - W</text:p>
      <text:p text:style-name="P2">0201 1.42</text:p>
      <text:p text:style-name="P2">0810 4.85</text:p>
      <text:p text:style-name="P2">1439 1.47</text:p>
      <text:p text:style-name="P2">2047 4.81</text:p>
      <text:p text:style-name="P2"/>
      <text:p text:style-name="P2">13 - TH</text:p>
      <text:p text:style-name="P2">0319 1.48</text:p>
      <text:p text:style-name="P2">0925 4.82</text:p>
      <text:p text:style-name="P2">1558 1.45</text:p>
      <text:p text:style-name="P2">2202 4.87</text:p>
      <text:p text:style-name="P2"/>
      <text:p text:style-name="P2">14 - F</text:p>
      <text:p text:style-name="P2">0436 1.37</text:p>
      <text:p text:style-name="P2">1038 4.95</text:p>
      <text:p text:style-name="P2">1711 1.26</text:p>
      <text:p text:style-name="P2">2312 5.07</text:p>
      <text:p text:style-name="P2"/>
      <text:p text:style-name="P2">15 - SA</text:p>
      <text:p text:style-name="P2">0542 1.13</text:p>
      <text:p text:style-name="P2">1144 5.21</text:p>
      <text:p text:style-name="P2">1812 0.99</text:p>
      <text:p text:style-name="P2"/>
      <text:p text:style-name="P2"/>
      <text:p text:style-name="P2">16 - SU</text:p>
      <text:p text:style-name="P2">0013 5.35</text:p>
      <text:p text:style-name="P2">0638 0.85</text:p>
      <text:p text:style-name="P2">1241 5.50</text:p>
      <text:p text:style-name="P2">1903 0.73</text:p>
      <text:p text:style-name="P2"/>
      <text:p text:style-name="P2">17 - M</text:p>
      <text:p text:style-name="P2">0107 5.63</text:p>
      <text:p text:style-name="P2">0727 0.62</text:p>
      <text:p text:style-name="P2">1332 5.74</text:p>
      <text:p text:style-name="P2">1948 0.53</text:p>
      <text:p text:style-name="P2"/>
      <text:p text:style-name="P2">18 - TU</text:p>
      <text:p text:style-name="P2">0156 5.82</text:p>
      <text:p text:style-name="P2">0809 0.46</text:p>
      <text:p text:style-name="P2">1419 5.88</text:p>
      <text:p text:style-name="P2">2029 0.42</text:p>
      <text:p text:style-name="P2"/>
      <text:p text:style-name="P2">19 - W</text:p>
      <text:p text:style-name="P2">0241 5.91</text:p>
      <text:p text:style-name="P2">0849 0.41</text:p>
      <text:p text:style-name="P2">1503 5.90</text:p>
      <text:p text:style-name="P2">2108 0.42</text:p>
      <text:p text:style-name="P2"/>
      <text:p text:style-name="P2">20 - TH</text:p>
      <text:p text:style-name="P2">0324 5.86</text:p>
      <text:p text:style-name="P2">0926 0.46</text:p>
      <text:p text:style-name="P2">1545 5.79</text:p>
      <text:p text:style-name="P2">2144 0.53</text:p>
      <text:p text:style-name="P2"/>
      <text:p text:style-name="P2">21 - F</text:p>
      <text:p text:style-name="P2">0405 5.68</text:p>
      <text:p text:style-name="P2">1003 0.62</text:p>
      <text:p text:style-name="P2">1626 5.55</text:p>
      <text:p text:style-name="P2">2221 0.73</text:p>
      <text:p text:style-name="P2"/>
      <text:p text:style-name="P2">22 - SA</text:p>
      <text:p text:style-name="P2">0446 5.40</text:p>
      <text:p text:style-name="P2">1039 0.86</text:p>
      <text:p text:style-name="P2">1706 5.23</text:p>
      <text:p text:style-name="P2">2258 1.00</text:p>
      <text:p text:style-name="P2"/>
      <text:p text:style-name="P2">23 - SU</text:p>
      <text:p text:style-name="P2">0526 5.04</text:p>
      <text:p text:style-name="P2">1118 1.16</text:p>
      <text:p text:style-name="P2">1746 4.85</text:p>
      <text:p text:style-name="P2">2338 1.33</text:p>
      <text:p text:style-name="P2"/>
      <text:p text:style-name="P2">24 - M</text:p>
      <text:p text:style-name="P2">0607 4.65</text:p>
      <text:p text:style-name="P2">1200 1.50</text:p>
      <text:p text:style-name="P2">1829 4.45</text:p>
      <text:p text:style-name="P2"/>
      <text:p text:style-name="P2"/>
      <text:p text:style-name="P2">25 - TU</text:p>
      <text:p text:style-name="P2">0023 1.68</text:p>
      <text:p text:style-name="P2">0653 4.27</text:p>
      <text:p text:style-name="P2">1249 1.84</text:p>
      <text:p text:style-name="P2">1920 4.10</text:p>
      <text:p text:style-name="P2"/>
      <text:p text:style-name="P2">26 - W</text:p>
      <text:p text:style-name="P2">0117 1.99</text:p>
      <text:p text:style-name="P2">0753 3.96</text:p>
      <text:p text:style-name="P2">1350 2.12</text:p>
      <text:p text:style-name="P2">2034 3.85</text:p>
      <text:p text:style-name="P2"/>
      <text:p text:style-name="P2">27 - TH</text:p>
      <text:p text:style-name="P2">0226 2.21</text:p>
      <text:p text:style-name="P2">0921 3.80</text:p>
      <text:p text:style-name="P2">1506 2.25</text:p>
      <text:p text:style-name="P2">2207 3.81</text:p>
      <text:p text:style-name="P2"/>
      <text:p text:style-name="P2">28 - F</text:p>
      <text:p text:style-name="P2">0347 2.24</text:p>
      <text:p text:style-name="P2">1047 3.87</text:p>
      <text:p text:style-name="P2">1625 2.17</text:p>
      <text:p text:style-name="P2">2319 3.97</text:p>
      <text:p text:style-name="P2"/>
      <text:p text:style-name="P2">29 - SA</text:p>
      <text:p text:style-name="P2">0459 2.06</text:p>
      <text:p text:style-name="P2">1145 4.09</text:p>
      <text:p text:style-name="P2">1728 1.92</text:p>
      <text:p text:style-name="P2"/>
      <text:p text:style-name="P2"/>
      <text:p text:style-name="P2">30 - SU</text:p>
      <text:p text:style-name="P2">0007 4.22</text:p>
      <text:p text:style-name="P2">0554 1.76</text:p>
      <text:p text:style-name="P2">1225 4.36</text:p>
      <text:p text:style-name="P2">1817 1.59</text:p>
      <text:p text:style-name="P2"/>
      <text:p text:style-name="P2">31 - M</text:p>
      <text:p text:style-name="P2">0041 4.52</text:p>
      <text:p text:style-name="P2">0639 1.42</text:p>
      <text:p text:style-name="P2">1256 4.67</text:p>
      <text:p text:style-name="P2">1859 1.25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110 4.84</text:p>
      <text:p text:style-name="P2">0719 1.08</text:p>
      <text:p text:style-name="P2">1324 5.00</text:p>
      <text:p text:style-name="P2">1937 0.92</text:p>
      <text:p text:style-name="P2"/>
      <text:p text:style-name="P2">2 - W</text:p>
      <text:p text:style-name="P2">0139 5.17</text:p>
      <text:p text:style-name="P2">0756 0.78</text:p>
      <text:p text:style-name="P2">1354 5.32</text:p>
      <text:p text:style-name="P2">2014 0.66</text:p>
      <text:p text:style-name="P2"/>
      <text:p text:style-name="P2">3 - TH</text:p>
      <text:p text:style-name="P2">0210 5.46</text:p>
      <text:p text:style-name="P2">0832 0.56</text:p>
      <text:p text:style-name="P2">1427 5.59</text:p>
      <text:p text:style-name="P2">2050 0.48</text:p>
      <text:p text:style-name="P2"/>
      <text:p text:style-name="P2">4 - F</text:p>
      <text:p text:style-name="P2">0245 5.69</text:p>
      <text:p text:style-name="P2">0908 0.43</text:p>
      <text:p text:style-name="P2">1503 5.77</text:p>
      <text:p text:style-name="P2">2126 0.41</text:p>
      <text:p text:style-name="P2"/>
      <text:p text:style-name="P2">5 - SA</text:p>
      <text:p text:style-name="P2">0322 5.81</text:p>
      <text:p text:style-name="P2">0944 0.41</text:p>
      <text:p text:style-name="P2">1542 5.82</text:p>
      <text:p text:style-name="P2">2203 0.45</text:p>
      <text:p text:style-name="P2"/>
      <text:p text:style-name="P2">6 - SU</text:p>
      <text:p text:style-name="P2">0403 5.80</text:p>
      <text:p text:style-name="P2">1022 0.51</text:p>
      <text:p text:style-name="P2">1624 5.74</text:p>
      <text:p text:style-name="P2">2242 0.60</text:p>
      <text:p text:style-name="P2"/>
      <text:p text:style-name="P2">7 - M</text:p>
      <text:p text:style-name="P2">0447 5.65</text:p>
      <text:p text:style-name="P2">1103 0.72</text:p>
      <text:p text:style-name="P2">1711 5.53</text:p>
      <text:p text:style-name="P2">2326 0.86</text:p>
      <text:p text:style-name="P2"/>
      <text:p text:style-name="P2">8 - TU</text:p>
      <text:p text:style-name="P2">0536 5.38</text:p>
      <text:p text:style-name="P2">1151 1.02</text:p>
      <text:p text:style-name="P2">1804 5.22</text:p>
      <text:p text:style-name="P2"/>
      <text:p text:style-name="P2"/>
      <text:p text:style-name="P2">9 - W</text:p>
      <text:p text:style-name="P2">0018 1.18</text:p>
      <text:p text:style-name="P2">0634 5.05</text:p>
      <text:p text:style-name="P2">1249 1.35</text:p>
      <text:p text:style-name="P2">1907 4.90</text:p>
      <text:p text:style-name="P2"/>
      <text:p text:style-name="P2">10 - TH</text:p>
      <text:p text:style-name="P2">0125 1.49</text:p>
      <text:p text:style-name="P2">0744 4.77</text:p>
      <text:p text:style-name="P2">1407 1.60</text:p>
      <text:p text:style-name="P2">2024 4.69</text:p>
      <text:p text:style-name="P2"/>
      <text:p text:style-name="P2">11 - F</text:p>
      <text:p text:style-name="P2">0253 1.64</text:p>
      <text:p text:style-name="P2">0906 4.66</text:p>
      <text:p text:style-name="P2">1540 1.62</text:p>
      <text:p text:style-name="P2">2147 4.71</text:p>
      <text:p text:style-name="P2"/>
      <text:p text:style-name="P2">12 - SA</text:p>
      <text:p text:style-name="P2">0423 1.53</text:p>
      <text:p text:style-name="P2">1027 4.81</text:p>
      <text:p text:style-name="P2">1701 1.39</text:p>
      <text:p text:style-name="P2">2303 4.96</text:p>
      <text:p text:style-name="P2"/>
      <text:p text:style-name="P2">13 - SU</text:p>
      <text:p text:style-name="P2">0534 1.23</text:p>
      <text:p text:style-name="P2">1135 5.13</text:p>
      <text:p text:style-name="P2">1802 1.06</text:p>
      <text:p text:style-name="P2"/>
      <text:p text:style-name="P2"/>
      <text:p text:style-name="P2">14 - M</text:p>
      <text:p text:style-name="P2">0004 5.31</text:p>
      <text:p text:style-name="P2">0628 0.89</text:p>
      <text:p text:style-name="P2">1231 5.48</text:p>
      <text:p text:style-name="P2">1851 0.74</text:p>
      <text:p text:style-name="P2"/>
      <text:p text:style-name="P2">15 - TU</text:p>
      <text:p text:style-name="P2">0056 5.63</text:p>
      <text:p text:style-name="P2">0713 0.61</text:p>
      <text:p text:style-name="P2">1319 5.76</text:p>
      <text:p text:style-name="P2">1933 0.51</text:p>
      <text:p text:style-name="P2"/>
      <text:p text:style-name="P2">16 - W</text:p>
      <text:p text:style-name="P2">0141 5.85</text:p>
      <text:p text:style-name="P2">0752 0.43</text:p>
      <text:p text:style-name="P2">1402 5.92</text:p>
      <text:p text:style-name="P2">2010 0.38</text:p>
      <text:p text:style-name="P2"/>
      <text:p text:style-name="P2">17 - TH</text:p>
      <text:p text:style-name="P2">0223 5.94</text:p>
      <text:p text:style-name="P2">0827 0.36</text:p>
      <text:p text:style-name="P2">1443 5.93</text:p>
      <text:p text:style-name="P2">2044 0.38</text:p>
      <text:p text:style-name="P2"/>
      <text:p text:style-name="P2">18 - F</text:p>
      <text:p text:style-name="P2">0302 5.88</text:p>
      <text:p text:style-name="P2">0901 0.41</text:p>
      <text:p text:style-name="P2">1521 5.80</text:p>
      <text:p text:style-name="P2">2117 0.48</text:p>
      <text:p text:style-name="P2"/>
      <text:p text:style-name="P2">19 - SA</text:p>
      <text:p text:style-name="P2">0339 5.68</text:p>
      <text:p text:style-name="P2">0933 0.57</text:p>
      <text:p text:style-name="P2">1557 5.54</text:p>
      <text:p text:style-name="P2">2150 0.68</text:p>
      <text:p text:style-name="P2"/>
      <text:p text:style-name="P2">20 - SU</text:p>
      <text:p text:style-name="P2">0414 5.38</text:p>
      <text:p text:style-name="P2">1007 0.82</text:p>
      <text:p text:style-name="P2">1630 5.20</text:p>
      <text:p text:style-name="P2">2224 0.97</text:p>
      <text:p text:style-name="P2"/>
      <text:p text:style-name="P2">21 - M</text:p>
      <text:p text:style-name="P2">0446 5.00</text:p>
      <text:p text:style-name="P2">1041 1.13</text:p>
      <text:p text:style-name="P2">1701 4.80</text:p>
      <text:p text:style-name="P2">2300 1.31</text:p>
      <text:p text:style-name="P2"/>
      <text:p text:style-name="P2">22 - TU</text:p>
      <text:p text:style-name="P2">0516 4.61</text:p>
      <text:p text:style-name="P2">1119 1.49</text:p>
      <text:p text:style-name="P2">1731 4.41</text:p>
      <text:p text:style-name="P2">2340 1.68</text:p>
      <text:p text:style-name="P2"/>
      <text:p text:style-name="P2">23 - W</text:p>
      <text:p text:style-name="P2">0546 4.23</text:p>
      <text:p text:style-name="P2">1204 1.86</text:p>
      <text:p text:style-name="P2">1804 4.06</text:p>
      <text:p text:style-name="P2"/>
      <text:p text:style-name="P2"/>
      <text:p text:style-name="P2">24 - TH</text:p>
      <text:p text:style-name="P2">0030 2.04</text:p>
      <text:p text:style-name="P2">0626 3.90</text:p>
      <text:p text:style-name="P2">1302 2.19</text:p>
      <text:p text:style-name="P2">1857 3.76</text:p>
      <text:p text:style-name="P2"/>
      <text:p text:style-name="P2">25 - F</text:p>
      <text:p text:style-name="P2">0140 2.31</text:p>
      <text:p text:style-name="P2">0747 3.65</text:p>
      <text:p text:style-name="P2">1424 2.37</text:p>
      <text:p text:style-name="P2">2103 3.63</text:p>
      <text:p text:style-name="P2"/>
      <text:p text:style-name="P2">26 - SA</text:p>
      <text:p text:style-name="P2">0311 2.36</text:p>
      <text:p text:style-name="P2">1005 3.70</text:p>
      <text:p text:style-name="P2">1555 2.27</text:p>
      <text:p text:style-name="P2">2245 3.83</text:p>
      <text:p text:style-name="P2"/>
      <text:p text:style-name="P2">27 - SU</text:p>
      <text:p text:style-name="P2">0432 2.13</text:p>
      <text:p text:style-name="P2">1113 3.99</text:p>
      <text:p text:style-name="P2">1703 1.96</text:p>
      <text:p text:style-name="P2">2335 4.17</text:p>
      <text:p text:style-name="P2"/>
      <text:p text:style-name="P2">28 - M</text:p>
      <text:p text:style-name="P2">0530 1.76</text:p>
      <text:p text:style-name="P2">1153 4.36</text:p>
      <text:p text:style-name="P2">1753 1.55</text:p>
      <text:p text:style-name="P2"/>
      <text:p text:style-name="P2"/>
      <text:p text:style-name="P2">29 - TU</text:p>
      <text:p text:style-name="P2">0009 4.56</text:p>
      <text:p text:style-name="P2">0615 1.34</text:p>
      <text:p text:style-name="P2">1224 4.77</text:p>
      <text:p text:style-name="P2">1835 1.13</text:p>
      <text:p text:style-name="P2"/>
      <text:p text:style-name="P2">30 - W</text:p>
      <text:p text:style-name="P2">0039 4.97</text:p>
      <text:p text:style-name="P2">0654 0.94</text:p>
      <text:p text:style-name="P2">1255 5.18</text:p>
      <text:p text:style-name="P2">1913 0.7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111 5.37</text:p>
      <text:p text:style-name="P2">0731 0.60</text:p>
      <text:p text:style-name="P2">1328 5.55</text:p>
      <text:p text:style-name="P2">1949 0.46</text:p>
      <text:p text:style-name="P2"/>
      <text:p text:style-name="P2">2 - F</text:p>
      <text:p text:style-name="P2">0145 5.71</text:p>
      <text:p text:style-name="P2">0807 0.36</text:p>
      <text:p text:style-name="P2">1403 5.84</text:p>
      <text:p text:style-name="P2">2025 0.28</text:p>
      <text:p text:style-name="P2"/>
      <text:p text:style-name="P2">3 - SA</text:p>
      <text:p text:style-name="P2">0221 5.94</text:p>
      <text:p text:style-name="P2">0843 0.23</text:p>
      <text:p text:style-name="P2">1440 6.00</text:p>
      <text:p text:style-name="P2">2101 0.22</text:p>
      <text:p text:style-name="P2"/>
      <text:p text:style-name="P2">4 - SU</text:p>
      <text:p text:style-name="P2">0259 6.03</text:p>
      <text:p text:style-name="P2">0919 0.24</text:p>
      <text:p text:style-name="P2">1520 6.02</text:p>
      <text:p text:style-name="P2">2137 0.30</text:p>
      <text:p text:style-name="P2"/>
      <text:p text:style-name="P2">5 - M</text:p>
      <text:p text:style-name="P2">0340 5.96</text:p>
      <text:p text:style-name="P2">0956 0.38</text:p>
      <text:p text:style-name="P2">1602 5.87</text:p>
      <text:p text:style-name="P2">2216 0.50</text:p>
      <text:p text:style-name="P2"/>
      <text:p text:style-name="P2">6 - TU</text:p>
      <text:p text:style-name="P2">0425 5.75</text:p>
      <text:p text:style-name="P2">1037 0.65</text:p>
      <text:p text:style-name="P2">1649 5.59</text:p>
      <text:p text:style-name="P2">2300 0.82</text:p>
      <text:p text:style-name="P2"/>
      <text:p text:style-name="P2">7 - W</text:p>
      <text:p text:style-name="P2">0515 5.41</text:p>
      <text:p text:style-name="P2">1124 1.00</text:p>
      <text:p text:style-name="P2">1743 5.21</text:p>
      <text:p text:style-name="P2">2352 1.20</text:p>
      <text:p text:style-name="P2"/>
      <text:p text:style-name="P2">8 - TH</text:p>
      <text:p text:style-name="P2">0614 5.02</text:p>
      <text:p text:style-name="P2">1224 1.39</text:p>
      <text:p text:style-name="P2">1848 4.84</text:p>
      <text:p text:style-name="P2"/>
      <text:p text:style-name="P2"/>
      <text:p text:style-name="P2">9 - F</text:p>
      <text:p text:style-name="P2">0102 1.55</text:p>
      <text:p text:style-name="P2">0727 4.70</text:p>
      <text:p text:style-name="P2">1346 1.67</text:p>
      <text:p text:style-name="P2">2009 4.61</text:p>
      <text:p text:style-name="P2"/>
      <text:p text:style-name="P2">10 - SA</text:p>
      <text:p text:style-name="P2">0236 1.72</text:p>
      <text:p text:style-name="P2">0852 4.60</text:p>
      <text:p text:style-name="P2">1525 1.68</text:p>
      <text:p text:style-name="P2">2135 4.66</text:p>
      <text:p text:style-name="P2"/>
      <text:p text:style-name="P2">11 - SU</text:p>
      <text:p text:style-name="P2">0409 1.57</text:p>
      <text:p text:style-name="P2">1014 4.79</text:p>
      <text:p text:style-name="P2">1646 1.42</text:p>
      <text:p text:style-name="P2">2249 4.94</text:p>
      <text:p text:style-name="P2"/>
      <text:p text:style-name="P2">12 - M</text:p>
      <text:p text:style-name="P2">0517 1.25</text:p>
      <text:p text:style-name="P2">1120 5.12</text:p>
      <text:p text:style-name="P2">1745 1.08</text:p>
      <text:p text:style-name="P2">2348 5.30</text:p>
      <text:p text:style-name="P2"/>
      <text:p text:style-name="P2">13 - TU</text:p>
      <text:p text:style-name="P2">0609 0.92</text:p>
      <text:p text:style-name="P2">1213 5.46</text:p>
      <text:p text:style-name="P2">1831 0.78</text:p>
      <text:p text:style-name="P2"/>
      <text:p text:style-name="P2"/>
      <text:p text:style-name="P2">14 - W</text:p>
      <text:p text:style-name="P2">0037 5.60</text:p>
      <text:p text:style-name="P2">0651 0.66</text:p>
      <text:p text:style-name="P2">1259 5.71</text:p>
      <text:p text:style-name="P2">1910 0.57</text:p>
      <text:p text:style-name="P2"/>
      <text:p text:style-name="P2">15 - TH</text:p>
      <text:p text:style-name="P2">0121 5.79</text:p>
      <text:p text:style-name="P2">0727 0.50</text:p>
      <text:p text:style-name="P2">1341 5.83</text:p>
      <text:p text:style-name="P2">1944 0.46</text:p>
      <text:p text:style-name="P2"/>
      <text:p text:style-name="P2">16 - F</text:p>
      <text:p text:style-name="P2">0200 5.84</text:p>
      <text:p text:style-name="P2">0800 0.45</text:p>
      <text:p text:style-name="P2">1419 5.81</text:p>
      <text:p text:style-name="P2">2016 0.47</text:p>
      <text:p text:style-name="P2"/>
      <text:p text:style-name="P2">17 - SA</text:p>
      <text:p text:style-name="P2">0237 5.75</text:p>
      <text:p text:style-name="P2">0832 0.51</text:p>
      <text:p text:style-name="P2">1454 5.65</text:p>
      <text:p text:style-name="P2">2048 0.57</text:p>
      <text:p text:style-name="P2"/>
      <text:p text:style-name="P2">18 - SU</text:p>
      <text:p text:style-name="P2">0311 5.54</text:p>
      <text:p text:style-name="P2">0904 0.66</text:p>
      <text:p text:style-name="P2">1526 5.40</text:p>
      <text:p text:style-name="P2">2120 0.76</text:p>
      <text:p text:style-name="P2"/>
      <text:p text:style-name="P2">19 - M</text:p>
      <text:p text:style-name="P2">0341 5.24</text:p>
      <text:p text:style-name="P2">0936 0.88</text:p>
      <text:p text:style-name="P2">1555 5.08</text:p>
      <text:p text:style-name="P2">2153 1.02</text:p>
      <text:p text:style-name="P2"/>
      <text:p text:style-name="P2">20 - TU</text:p>
      <text:p text:style-name="P2">0408 4.91</text:p>
      <text:p text:style-name="P2">1010 1.18</text:p>
      <text:p text:style-name="P2">1620 4.74</text:p>
      <text:p text:style-name="P2">2228 1.34</text:p>
      <text:p text:style-name="P2"/>
      <text:p text:style-name="P2">21 - W</text:p>
      <text:p text:style-name="P2">0432 4.58</text:p>
      <text:p text:style-name="P2">1047 1.51</text:p>
      <text:p text:style-name="P2">1645 4.42</text:p>
      <text:p text:style-name="P2">2308 1.68</text:p>
      <text:p text:style-name="P2"/>
      <text:p text:style-name="P2">22 - TH</text:p>
      <text:p text:style-name="P2">0500 4.27</text:p>
      <text:p text:style-name="P2">1131 1.85</text:p>
      <text:p text:style-name="P2">1717 4.13</text:p>
      <text:p text:style-name="P2">2357 2.01</text:p>
      <text:p text:style-name="P2"/>
      <text:p text:style-name="P2">23 - F</text:p>
      <text:p text:style-name="P2">0539 3.99</text:p>
      <text:p text:style-name="P2">1229 2.15</text:p>
      <text:p text:style-name="P2">1808 3.87</text:p>
      <text:p text:style-name="P2"/>
      <text:p text:style-name="P2"/>
      <text:p text:style-name="P2">24 - SA</text:p>
      <text:p text:style-name="P2">0106 2.25</text:p>
      <text:p text:style-name="P2">0647 3.77</text:p>
      <text:p text:style-name="P2">1350 2.31</text:p>
      <text:p text:style-name="P2">1941 3.72</text:p>
      <text:p text:style-name="P2"/>
      <text:p text:style-name="P2">25 - SU</text:p>
      <text:p text:style-name="P2">0236 2.29</text:p>
      <text:p text:style-name="P2">0844 3.75</text:p>
      <text:p text:style-name="P2">1518 2.20</text:p>
      <text:p text:style-name="P2">2137 3.87</text:p>
      <text:p text:style-name="P2"/>
      <text:p text:style-name="P2">26 - M</text:p>
      <text:p text:style-name="P2">0356 2.06</text:p>
      <text:p text:style-name="P2">1014 4.03</text:p>
      <text:p text:style-name="P2">1628 1.88</text:p>
      <text:p text:style-name="P2">2242 4.22</text:p>
      <text:p text:style-name="P2"/>
      <text:p text:style-name="P2">27 - TU</text:p>
      <text:p text:style-name="P2">0456 1.67</text:p>
      <text:p text:style-name="P2">1104 4.43</text:p>
      <text:p text:style-name="P2">1720 1.46</text:p>
      <text:p text:style-name="P2">2325 4.65</text:p>
      <text:p text:style-name="P2"/>
      <text:p text:style-name="P2">28 - W</text:p>
      <text:p text:style-name="P2">0543 1.25</text:p>
      <text:p text:style-name="P2">1144 4.88</text:p>
      <text:p text:style-name="P2">1804 1.04</text:p>
      <text:p text:style-name="P2"/>
      <text:p text:style-name="P2"/>
      <text:p text:style-name="P2">29 - TH</text:p>
      <text:p text:style-name="P2">0003 5.10</text:p>
      <text:p text:style-name="P2">0625 0.85</text:p>
      <text:p text:style-name="P2">1222 5.31</text:p>
      <text:p text:style-name="P2">1844 0.67</text:p>
      <text:p text:style-name="P2"/>
      <text:p text:style-name="P2">30 - F</text:p>
      <text:p text:style-name="P2">0040 5.50</text:p>
      <text:p text:style-name="P2">0704 0.52</text:p>
      <text:p text:style-name="P2">1259 5.67</text:p>
      <text:p text:style-name="P2">1922 0.40</text:p>
      <text:p text:style-name="P2"/>
      <text:p text:style-name="P2">31 - SA</text:p>
      <text:p text:style-name="P2">0118 5.82</text:p>
      <text:p text:style-name="P2">0741 0.30</text:p>
      <text:p text:style-name="P2">1338 5.94</text:p>
      <text:p text:style-name="P2">2000 0.23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158 6.02</text:p>
      <text:p text:style-name="P2">0818 0.20</text:p>
      <text:p text:style-name="P2">1418 6.06</text:p>
      <text:p text:style-name="P2">2037 0.20</text:p>
      <text:p text:style-name="P2"/>
      <text:p text:style-name="P2">2 - M</text:p>
      <text:p text:style-name="P2">0238 6.07</text:p>
      <text:p text:style-name="P2">0856 0.24</text:p>
      <text:p text:style-name="P2">1500 6.04</text:p>
      <text:p text:style-name="P2">2115 0.31</text:p>
      <text:p text:style-name="P2"/>
      <text:p text:style-name="P2">3 - TU</text:p>
      <text:p text:style-name="P2">0322 5.96</text:p>
      <text:p text:style-name="P2">0935 0.40</text:p>
      <text:p text:style-name="P2">1544 5.86</text:p>
      <text:p text:style-name="P2">2156 0.53</text:p>
      <text:p text:style-name="P2"/>
      <text:p text:style-name="P2">4 - W</text:p>
      <text:p text:style-name="P2">0408 5.72</text:p>
      <text:p text:style-name="P2">1018 0.68</text:p>
      <text:p text:style-name="P2">1633 5.55</text:p>
      <text:p text:style-name="P2">2242 0.85</text:p>
      <text:p text:style-name="P2"/>
      <text:p text:style-name="P2">5 - TH</text:p>
      <text:p text:style-name="P2">0500 5.37</text:p>
      <text:p text:style-name="P2">1108 1.03</text:p>
      <text:p text:style-name="P2">1729 5.19</text:p>
      <text:p text:style-name="P2">2337 1.21</text:p>
      <text:p text:style-name="P2"/>
      <text:p text:style-name="P2">6 - F</text:p>
      <text:p text:style-name="P2">0601 5.00</text:p>
      <text:p text:style-name="P2">1210 1.39</text:p>
      <text:p text:style-name="P2">1836 4.85</text:p>
      <text:p text:style-name="P2"/>
      <text:p text:style-name="P2"/>
      <text:p text:style-name="P2">7 - SA</text:p>
      <text:p text:style-name="P2">0048 1.53</text:p>
      <text:p text:style-name="P2">0714 4.72</text:p>
      <text:p text:style-name="P2">1330 1.63</text:p>
      <text:p text:style-name="P2">1955 4.66</text:p>
      <text:p text:style-name="P2"/>
      <text:p text:style-name="P2">8 - SU</text:p>
      <text:p text:style-name="P2">0216 1.67</text:p>
      <text:p text:style-name="P2">0836 4.65</text:p>
      <text:p text:style-name="P2">1501 1.64</text:p>
      <text:p text:style-name="P2">2116 4.71</text:p>
      <text:p text:style-name="P2"/>
      <text:p text:style-name="P2">9 - M</text:p>
      <text:p text:style-name="P2">0342 1.56</text:p>
      <text:p text:style-name="P2">0953 4.81</text:p>
      <text:p text:style-name="P2">1618 1.44</text:p>
      <text:p text:style-name="P2">2226 4.93</text:p>
      <text:p text:style-name="P2"/>
      <text:p text:style-name="P2">10 - TU</text:p>
      <text:p text:style-name="P2">0449 1.31</text:p>
      <text:p text:style-name="P2">1056 5.07</text:p>
      <text:p text:style-name="P2">1716 1.17</text:p>
      <text:p text:style-name="P2">2324 5.21</text:p>
      <text:p text:style-name="P2"/>
      <text:p text:style-name="P2">11 - W</text:p>
      <text:p text:style-name="P2">0540 1.05</text:p>
      <text:p text:style-name="P2">1149 5.33</text:p>
      <text:p text:style-name="P2">1802 0.94</text:p>
      <text:p text:style-name="P2"/>
      <text:p text:style-name="P2"/>
      <text:p text:style-name="P2">12 - TH</text:p>
      <text:p text:style-name="P2">0013 5.43</text:p>
      <text:p text:style-name="P2">0622 0.85</text:p>
      <text:p text:style-name="P2">1235 5.51</text:p>
      <text:p text:style-name="P2">1840 0.77</text:p>
      <text:p text:style-name="P2"/>
      <text:p text:style-name="P2">13 - F</text:p>
      <text:p text:style-name="P2">0056 5.56</text:p>
      <text:p text:style-name="P2">0658 0.72</text:p>
      <text:p text:style-name="P2">1316 5.58</text:p>
      <text:p text:style-name="P2">1915 0.70</text:p>
      <text:p text:style-name="P2"/>
      <text:p text:style-name="P2">14 - SA</text:p>
      <text:p text:style-name="P2">0136 5.57</text:p>
      <text:p text:style-name="P2">0732 0.69</text:p>
      <text:p text:style-name="P2">1354 5.53</text:p>
      <text:p text:style-name="P2">1948 0.70</text:p>
      <text:p text:style-name="P2"/>
      <text:p text:style-name="P2">15 - SU</text:p>
      <text:p text:style-name="P2">0211 5.47</text:p>
      <text:p text:style-name="P2">0804 0.73</text:p>
      <text:p text:style-name="P2">1428 5.39</text:p>
      <text:p text:style-name="P2">2020 0.78</text:p>
      <text:p text:style-name="P2"/>
      <text:p text:style-name="P2">16 - M</text:p>
      <text:p text:style-name="P2">0243 5.29</text:p>
      <text:p text:style-name="P2">0837 0.84</text:p>
      <text:p text:style-name="P2">1458 5.18</text:p>
      <text:p text:style-name="P2">2053 0.92</text:p>
      <text:p text:style-name="P2"/>
      <text:p text:style-name="P2">17 - TU</text:p>
      <text:p text:style-name="P2">0312 5.06</text:p>
      <text:p text:style-name="P2">0910 1.02</text:p>
      <text:p text:style-name="P2">1525 4.94</text:p>
      <text:p text:style-name="P2">2128 1.12</text:p>
      <text:p text:style-name="P2"/>
      <text:p text:style-name="P2">18 - W</text:p>
      <text:p text:style-name="P2">0337 4.82</text:p>
      <text:p text:style-name="P2">0946 1.24</text:p>
      <text:p text:style-name="P2">1550 4.71</text:p>
      <text:p text:style-name="P2">2205 1.36</text:p>
      <text:p text:style-name="P2"/>
      <text:p text:style-name="P2">19 - TH</text:p>
      <text:p text:style-name="P2">0403 4.60</text:p>
      <text:p text:style-name="P2">1025 1.49</text:p>
      <text:p text:style-name="P2">1618 4.49</text:p>
      <text:p text:style-name="P2">2246 1.61</text:p>
      <text:p text:style-name="P2"/>
      <text:p text:style-name="P2">20 - F</text:p>
      <text:p text:style-name="P2">0436 4.39</text:p>
      <text:p text:style-name="P2">1110 1.74</text:p>
      <text:p text:style-name="P2">1656 4.29</text:p>
      <text:p text:style-name="P2">2336 1.86</text:p>
      <text:p text:style-name="P2"/>
      <text:p text:style-name="P2">21 - SA</text:p>
      <text:p text:style-name="P2">0520 4.20</text:p>
      <text:p text:style-name="P2">1206 1.96</text:p>
      <text:p text:style-name="P2">1749 4.11</text:p>
      <text:p text:style-name="P2"/>
      <text:p text:style-name="P2"/>
      <text:p text:style-name="P2">22 - SU</text:p>
      <text:p text:style-name="P2">0040 2.03</text:p>
      <text:p text:style-name="P2">0623 4.05</text:p>
      <text:p text:style-name="P2">1318 2.06</text:p>
      <text:p text:style-name="P2">1902 4.02</text:p>
      <text:p text:style-name="P2"/>
      <text:p text:style-name="P2">23 - M</text:p>
      <text:p text:style-name="P2">0157 2.05</text:p>
      <text:p text:style-name="P2">0745 4.04</text:p>
      <text:p text:style-name="P2">1435 1.99</text:p>
      <text:p text:style-name="P2">2027 4.11</text:p>
      <text:p text:style-name="P2"/>
      <text:p text:style-name="P2">24 - TU</text:p>
      <text:p text:style-name="P2">0311 1.88</text:p>
      <text:p text:style-name="P2">0906 4.23</text:p>
      <text:p text:style-name="P2">1544 1.74</text:p>
      <text:p text:style-name="P2">2140 4.38</text:p>
      <text:p text:style-name="P2"/>
      <text:p text:style-name="P2">25 - W</text:p>
      <text:p text:style-name="P2">0414 1.58</text:p>
      <text:p text:style-name="P2">1010 4.56</text:p>
      <text:p text:style-name="P2">1641 1.40</text:p>
      <text:p text:style-name="P2">2237 4.75</text:p>
      <text:p text:style-name="P2"/>
      <text:p text:style-name="P2">26 - TH</text:p>
      <text:p text:style-name="P2">0506 1.22</text:p>
      <text:p text:style-name="P2">1102 4.95</text:p>
      <text:p text:style-name="P2">1730 1.04</text:p>
      <text:p text:style-name="P2">2325 5.14</text:p>
      <text:p text:style-name="P2"/>
      <text:p text:style-name="P2">27 - F</text:p>
      <text:p text:style-name="P2">0553 0.88</text:p>
      <text:p text:style-name="P2">1148 5.33</text:p>
      <text:p text:style-name="P2">1815 0.72</text:p>
      <text:p text:style-name="P2"/>
      <text:p text:style-name="P2"/>
      <text:p text:style-name="P2">28 - SA</text:p>
      <text:p text:style-name="P2">0010 5.50</text:p>
      <text:p text:style-name="P2">0636 0.59</text:p>
      <text:p text:style-name="P2">1232 5.65</text:p>
      <text:p text:style-name="P2">1857 0.48</text:p>
      <text:p text:style-name="P2"/>
      <text:p text:style-name="P2">29 - SU</text:p>
      <text:p text:style-name="P2">0054 5.78</text:p>
      <text:p text:style-name="P2">0717 0.40</text:p>
      <text:p text:style-name="P2">1316 5.87</text:p>
      <text:p text:style-name="P2">1938 0.34</text:p>
      <text:p text:style-name="P2"/>
      <text:p text:style-name="P2">30 - M</text:p>
      <text:p text:style-name="P2">0138 5.94</text:p>
      <text:p text:style-name="P2">0758 0.31</text:p>
      <text:p text:style-name="P2">1400 5.98</text:p>
      <text:p text:style-name="P2">2018 0.3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222 5.98</text:p>
      <text:p text:style-name="P2">0839 0.34</text:p>
      <text:p text:style-name="P2">1445 5.94</text:p>
      <text:p text:style-name="P2">2100 0.40</text:p>
      <text:p text:style-name="P2"/>
      <text:p text:style-name="P2">2 - W</text:p>
      <text:p text:style-name="P2">0309 5.88</text:p>
      <text:p text:style-name="P2">0922 0.48</text:p>
      <text:p text:style-name="P2">1533 5.79</text:p>
      <text:p text:style-name="P2">2144 0.58</text:p>
      <text:p text:style-name="P2"/>
      <text:p text:style-name="P2">3 - TH</text:p>
      <text:p text:style-name="P2">0358 5.68</text:p>
      <text:p text:style-name="P2">1008 0.71</text:p>
      <text:p text:style-name="P2">1624 5.54</text:p>
      <text:p text:style-name="P2">2232 0.84</text:p>
      <text:p text:style-name="P2"/>
      <text:p text:style-name="P2">4 - F</text:p>
      <text:p text:style-name="P2">0451 5.40</text:p>
      <text:p text:style-name="P2">1059 0.99</text:p>
      <text:p text:style-name="P2">1720 5.24</text:p>
      <text:p text:style-name="P2">2327 1.13</text:p>
      <text:p text:style-name="P2"/>
      <text:p text:style-name="P2">5 - SA</text:p>
      <text:p text:style-name="P2">0551 5.10</text:p>
      <text:p text:style-name="P2">1158 1.27</text:p>
      <text:p text:style-name="P2">1823 4.97</text:p>
      <text:p text:style-name="P2"/>
      <text:p text:style-name="P2"/>
      <text:p text:style-name="P2">6 - SU</text:p>
      <text:p text:style-name="P2">0031 1.40</text:p>
      <text:p text:style-name="P2">0658 4.86</text:p>
      <text:p text:style-name="P2">1307 1.49</text:p>
      <text:p text:style-name="P2">1934 4.78</text:p>
      <text:p text:style-name="P2"/>
      <text:p text:style-name="P2">7 - M</text:p>
      <text:p text:style-name="P2">0145 1.55</text:p>
      <text:p text:style-name="P2">0810 4.75</text:p>
      <text:p text:style-name="P2">1423 1.57</text:p>
      <text:p text:style-name="P2">2047 4.75</text:p>
      <text:p text:style-name="P2"/>
      <text:p text:style-name="P2">8 - TU</text:p>
      <text:p text:style-name="P2">0301 1.56</text:p>
      <text:p text:style-name="P2">0922 4.78</text:p>
      <text:p text:style-name="P2">1536 1.52</text:p>
      <text:p text:style-name="P2">2155 4.83</text:p>
      <text:p text:style-name="P2"/>
      <text:p text:style-name="P2">9 - W</text:p>
      <text:p text:style-name="P2">0408 1.45</text:p>
      <text:p text:style-name="P2">1025 4.90</text:p>
      <text:p text:style-name="P2">1636 1.38</text:p>
      <text:p text:style-name="P2">2254 4.97</text:p>
      <text:p text:style-name="P2"/>
      <text:p text:style-name="P2">10 - TH</text:p>
      <text:p text:style-name="P2">0502 1.31</text:p>
      <text:p text:style-name="P2">1121 5.04</text:p>
      <text:p text:style-name="P2">1726 1.24</text:p>
      <text:p text:style-name="P2">2346 5.10</text:p>
      <text:p text:style-name="P2"/>
      <text:p text:style-name="P2">11 - F</text:p>
      <text:p text:style-name="P2">0548 1.17</text:p>
      <text:p text:style-name="P2">1209 5.14</text:p>
      <text:p text:style-name="P2">1809 1.12</text:p>
      <text:p text:style-name="P2"/>
      <text:p text:style-name="P2"/>
      <text:p text:style-name="P2">12 - SA</text:p>
      <text:p text:style-name="P2">0032 5.17</text:p>
      <text:p text:style-name="P2">0628 1.08</text:p>
      <text:p text:style-name="P2">1253 5.18</text:p>
      <text:p text:style-name="P2">1847 1.05</text:p>
      <text:p text:style-name="P2"/>
      <text:p text:style-name="P2">13 - SU</text:p>
      <text:p text:style-name="P2">0112 5.18</text:p>
      <text:p text:style-name="P2">0705 1.03</text:p>
      <text:p text:style-name="P2">1331 5.16</text:p>
      <text:p text:style-name="P2">1922 1.02</text:p>
      <text:p text:style-name="P2"/>
      <text:p text:style-name="P2">14 - M</text:p>
      <text:p text:style-name="P2">0149 5.12</text:p>
      <text:p text:style-name="P2">0740 1.02</text:p>
      <text:p text:style-name="P2">1406 5.08</text:p>
      <text:p text:style-name="P2">1958 1.03</text:p>
      <text:p text:style-name="P2"/>
      <text:p text:style-name="P2">15 - TU</text:p>
      <text:p text:style-name="P2">0221 5.02</text:p>
      <text:p text:style-name="P2">0816 1.05</text:p>
      <text:p text:style-name="P2">1436 4.97</text:p>
      <text:p text:style-name="P2">2033 1.08</text:p>
      <text:p text:style-name="P2"/>
      <text:p text:style-name="P2">16 - W</text:p>
      <text:p text:style-name="P2">0250 4.91</text:p>
      <text:p text:style-name="P2">0852 1.12</text:p>
      <text:p text:style-name="P2">1503 4.86</text:p>
      <text:p text:style-name="P2">2110 1.17</text:p>
      <text:p text:style-name="P2"/>
      <text:p text:style-name="P2">17 - TH</text:p>
      <text:p text:style-name="P2">0316 4.81</text:p>
      <text:p text:style-name="P2">0929 1.22</text:p>
      <text:p text:style-name="P2">1530 4.76</text:p>
      <text:p text:style-name="P2">2149 1.29</text:p>
      <text:p text:style-name="P2"/>
      <text:p text:style-name="P2">18 - F</text:p>
      <text:p text:style-name="P2">0346 4.72</text:p>
      <text:p text:style-name="P2">1010 1.35</text:p>
      <text:p text:style-name="P2">1603 4.67</text:p>
      <text:p text:style-name="P2">2231 1.42</text:p>
      <text:p text:style-name="P2"/>
      <text:p text:style-name="P2">19 - SA</text:p>
      <text:p text:style-name="P2">0422 4.63</text:p>
      <text:p text:style-name="P2">1054 1.49</text:p>
      <text:p text:style-name="P2">1643 4.59</text:p>
      <text:p text:style-name="P2">2318 1.56</text:p>
      <text:p text:style-name="P2"/>
      <text:p text:style-name="P2">20 - SU</text:p>
      <text:p text:style-name="P2">0506 4.54</text:p>
      <text:p text:style-name="P2">1144 1.62</text:p>
      <text:p text:style-name="P2">1732 4.50</text:p>
      <text:p text:style-name="P2"/>
      <text:p text:style-name="P2"/>
      <text:p text:style-name="P2">21 - M</text:p>
      <text:p text:style-name="P2">0013 1.67</text:p>
      <text:p text:style-name="P2">0601 4.47</text:p>
      <text:p text:style-name="P2">1243 1.70</text:p>
      <text:p text:style-name="P2">1831 4.45</text:p>
      <text:p text:style-name="P2"/>
      <text:p text:style-name="P2">22 - TU</text:p>
      <text:p text:style-name="P2">0115 1.72</text:p>
      <text:p text:style-name="P2">0704 4.44</text:p>
      <text:p text:style-name="P2">1348 1.71</text:p>
      <text:p text:style-name="P2">1938 4.46</text:p>
      <text:p text:style-name="P2"/>
      <text:p text:style-name="P2">23 - W</text:p>
      <text:p text:style-name="P2">0222 1.67</text:p>
      <text:p text:style-name="P2">0813 4.51</text:p>
      <text:p text:style-name="P2">1456 1.60</text:p>
      <text:p text:style-name="P2">2047 4.59</text:p>
      <text:p text:style-name="P2"/>
      <text:p text:style-name="P2">24 - TH</text:p>
      <text:p text:style-name="P2">0328 1.51</text:p>
      <text:p text:style-name="P2">0920 4.69</text:p>
      <text:p text:style-name="P2">1559 1.40</text:p>
      <text:p text:style-name="P2">2152 4.81</text:p>
      <text:p text:style-name="P2"/>
      <text:p text:style-name="P2">25 - F</text:p>
      <text:p text:style-name="P2">0428 1.28</text:p>
      <text:p text:style-name="P2">1022 4.94</text:p>
      <text:p text:style-name="P2">1656 1.15</text:p>
      <text:p text:style-name="P2">2250 5.09</text:p>
      <text:p text:style-name="P2"/>
      <text:p text:style-name="P2">26 - SA</text:p>
      <text:p text:style-name="P2">0522 1.02</text:p>
      <text:p text:style-name="P2">1118 5.23</text:p>
      <text:p text:style-name="P2">1748 0.89</text:p>
      <text:p text:style-name="P2">2344 5.37</text:p>
      <text:p text:style-name="P2"/>
      <text:p text:style-name="P2">27 - SU</text:p>
      <text:p text:style-name="P2">0612 0.78</text:p>
      <text:p text:style-name="P2">1210 5.50</text:p>
      <text:p text:style-name="P2">1836 0.67</text:p>
      <text:p text:style-name="P2"/>
      <text:p text:style-name="P2"/>
      <text:p text:style-name="P2">28 - M</text:p>
      <text:p text:style-name="P2">0035 5.61</text:p>
      <text:p text:style-name="P2">0659 0.58</text:p>
      <text:p text:style-name="P2">1300 5.71</text:p>
      <text:p text:style-name="P2">1922 0.52</text:p>
      <text:p text:style-name="P2"/>
      <text:p text:style-name="P2">29 - TU</text:p>
      <text:p text:style-name="P2">0124 5.79</text:p>
      <text:p text:style-name="P2">0745 0.47</text:p>
      <text:p text:style-name="P2">1348 5.84</text:p>
      <text:p text:style-name="P2">2007 0.44</text:p>
      <text:p text:style-name="P2"/>
      <text:p text:style-name="P2">30 - W</text:p>
      <text:p text:style-name="P2">0212 5.87</text:p>
      <text:p text:style-name="P2">0829 0.44</text:p>
      <text:p text:style-name="P2">1436 5.87</text:p>
      <text:p text:style-name="P2">2052 0.45</text:p>
      <text:p text:style-name="P2"/>
      <text:p text:style-name="P2">31 - TH</text:p>
      <text:p text:style-name="P2">0301 5.85</text:p>
      <text:p text:style-name="P2">0914 0.49</text:p>
      <text:p text:style-name="P2">1525 5.80</text:p>
      <text:p text:style-name="P2">2137 0.5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35987a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1H9M26S</meta:editing-duration>
    <meta:editing-cycles>19</meta:editing-cycles>
    <meta:generator>LibreOffice/7.1.1.2$MacOSX_X86_64 LibreOffice_project/fe0b08f4af1bacafe4c7ecc87ce55bb426164676</meta:generator>
    <dc:date>2022-05-12T08:41:14.935263925</dc:date>
    <meta:document-statistic meta:table-count="0" meta:image-count="0" meta:object-count="0" meta:page-count="3" meta:paragraph-count="1789" meta:word-count="3944" meta:character-count="15144" meta:non-whitespace-character-count="12988"/>
  </office:meta>
</office:document-meta>
</file>